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24cm"/>
    </style:style>
    <style:style style:name="co4" style:family="table-column">
      <style:table-column-properties fo:break-before="auto" style:column-width="3.013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703cm"/>
    </style:style>
    <style:style style:name="co8" style:family="table-column">
      <style:table-column-properties fo:break-before="auto" style:column-width="4.367cm"/>
    </style:style>
    <style:style style:name="co9" style:family="table-column">
      <style:table-column-properties fo:break-before="auto" style:column-width="3.006cm"/>
    </style:style>
    <style:style style:name="co10" style:family="table-column">
      <style:table-column-properties fo:break-before="auto" style:column-width="5.352cm"/>
    </style:style>
    <style:style style:name="co11" style:family="table-column">
      <style:table-column-properties fo:break-before="auto" style:column-width="7.384cm"/>
    </style:style>
    <style:style style:name="co12" style:family="table-column">
      <style:table-column-properties fo:break-before="auto" style:column-width="5.121cm"/>
    </style:style>
    <style:style style:name="co13" style:family="table-column">
      <style:table-column-properties fo:break-before="auto" style:column-width="5.038cm"/>
    </style:style>
    <style:style style:name="co14" style:family="table-column">
      <style:table-column-properties fo:break-before="auto" style:column-width="4.45cm"/>
    </style:style>
    <style:style style:name="co15" style:family="table-column">
      <style:table-column-properties fo:break-before="auto" style:column-width="4.724cm"/>
    </style:style>
    <style:style style:name="co16" style:family="table-column">
      <style:table-column-properties fo:break-before="auto" style:column-width="4.891cm"/>
    </style:style>
    <style:style style:name="co17" style:family="table-column">
      <style:table-column-properties fo:break-before="auto" style:column-width="5.059cm"/>
    </style:style>
    <style:style style:name="co18" style:family="table-column">
      <style:table-column-properties fo:break-before="auto" style:column-width="4.242cm"/>
    </style:style>
    <style:style style:name="co19" style:family="table-column">
      <style:table-column-properties fo:break-before="auto" style:column-width="3.718cm"/>
    </style:style>
    <style:style style:name="co20" style:family="table-column">
      <style:table-column-properties fo:break-before="auto" style:column-width="4.263cm"/>
    </style:style>
    <style:style style:name="co21" style:family="table-column">
      <style:table-column-properties fo:break-before="auto" style:column-width="5.583cm"/>
    </style:style>
    <style:style style:name="co22" style:family="table-column">
      <style:table-column-properties fo:break-before="auto" style:column-width="3.02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24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59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font-name="Bitstream Charter"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="0.06pt solid #000000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  <style:text-properties style:font-name="Bitstream Charter" fo:font-size="11pt" style:font-size-asian="11pt" style:font-size-complex="11pt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Bitstream Chart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Bitstream Charter" fo:font-size="11pt" style:font-size-asian="11pt" style:font-size-complex="11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number-columns-repeated="9" table:default-cell-style-name="Default"/>
        <table:table-row table:style-name="ro3">
          <table:table-cell office:value-type="string">
            <text:p>Benchmark</text:p>
          </table:table-cell>
          <table:table-cell office:value-type="string">
            <text:p>Data Hazard</text:p>
          </table:table-cell>
          <table:table-cell office:value-type="string">
            <text:p>Branch Prediction</text:p>
          </table:table-cell>
          <table:table-cell office:value-type="string">
            <text:p>No Instruções total</text:p>
          </table:table-cell>
          <table:table-cell office:value-type="string">
            <text:p>%hazards</text:p>
          </table:table-cell>
          <table:table-cell office:value-type="string">
            <text:p>%branch</text:p>
          </table:table-cell>
          <table:table-cell office:value-type="string">
            <text:p>DC HIT</text:p>
          </table:table-cell>
          <table:table-cell office:value-type="string">
            <text:p>DC MISS</text:p>
          </table:table-cell>
          <table:table-cell office:value-type="string">
            <text:p>IC HIT </text:p>
          </table:table-cell>
          <table:table-cell office:value-type="string">
            <text:p>IC MISS</text:p>
          </table:table-cell>
          <table:table-cell office:value-type="string">
            <text:p>TOTAL ST</text:p>
          </table:table-cell>
          <table:table-cell office:value-type="string">
            <text:p>ST WB</text:p>
          </table:table-cell>
          <table:table-cell office:value-type="string">
            <text:p>% DC MISS</text:p>
          </table:table-cell>
          <table:table-cell office:value-type="string">
            <text:p>% IC MISS</text:p>
          </table:table-cell>
          <table:table-cell office:value-type="string">
            <text:p>% WB</text:p>
          </table:table-cell>
        </table:table-row>
        <table:table-row table:style-name="ro3">
          <table:table-cell office:value-type="string">
            <text:p>Qsort Small</text:p>
          </table:table-cell>
          <table:table-cell office:value-type="float" office:value="0">
            <text:p>0</text:p>
          </table:table-cell>
          <table:table-cell office:value-type="float" office:value="691161">
            <text:p>691161</text:p>
          </table:table-cell>
          <table:table-cell office:value-type="float" office:value="14412623">
            <text:p>14412623</text:p>
          </table:table-cell>
          <table:table-cell table:formula="of:=[.B2]/[.D2]" office:value-type="float" office:value="0">
            <text:p>0</text:p>
          </table:table-cell>
          <table:table-cell table:formula="of:=[.C2]/[.D2]" office:value-type="float" office:value="0.0479552542240229">
            <text:p>0,0479552542</text:p>
          </table:table-cell>
          <table:table-cell office:value-type="float" office:value="2330971">
            <text:p>2330971</text:p>
          </table:table-cell>
          <table:table-cell office:value-type="float" office:value="2262973">
            <text:p>2262973</text:p>
          </table:table-cell>
          <table:table-cell office:value-type="float" office:value="14410333">
            <text:p>14410333</text:p>
          </table:table-cell>
          <table:table-cell office:value-type="float" office:value="2289">
            <text:p>2289</text:p>
          </table:table-cell>
          <table:table-cell office:value-type="float" office:value="1869728">
            <text:p>1869728</text:p>
          </table:table-cell>
          <table:table-cell office:value-type="float" office:value="61972">
            <text:p>61972</text:p>
          </table:table-cell>
          <table:table-cell table:formula="of:=([.H2]*100)/([.G2]+[.H2])" office:value-type="float" office:value="49.2599169689487">
            <text:p>49,2599169689</text:p>
          </table:table-cell>
          <table:table-cell table:formula="of:=([.J2]*100)/[.D2]" office:value-type="float" office:value="0.0158819112940094">
            <text:p>0,0158819113</text:p>
          </table:table-cell>
          <table:table-cell table:formula="of:=([.L2]*100)/[.K2]" office:value-type="float" office:value="3.31449280323127">
            <text:p>3,3144928032</text:p>
          </table:table-cell>
        </table:table-row>
        <table:table-row table:style-name="ro3">
          <table:table-cell office:value-type="string">
            <text:p>Qsort Large</text:p>
          </table:table-cell>
          <table:table-cell office:value-type="float" office:value="0">
            <text:p>0</text:p>
          </table:table-cell>
          <table:table-cell office:value-type="float" office:value="54157443">
            <text:p>54157443</text:p>
          </table:table-cell>
          <table:table-cell office:value-type="float" office:value="989374482">
            <text:p>989374482</text:p>
          </table:table-cell>
          <table:table-cell table:formula="of:=[.B3]/[.D3]" office:value-type="float" office:value="0">
            <text:p>0</text:p>
          </table:table-cell>
          <table:table-cell table:formula="of:=[.C3]/[.D3]" office:value-type="float" office:value="0.0547390740162631">
            <text:p>0,054739074</text:p>
          </table:table-cell>
          <table:table-cell office:value-type="float" office:value="130369450">
            <text:p>130369450</text:p>
          </table:table-cell>
          <table:table-cell office:value-type="float" office:value="78706642">
            <text:p>78706642</text:p>
          </table:table-cell>
          <table:table-cell office:value-type="float" office:value="989370894">
            <text:p>989370894</text:p>
          </table:table-cell>
          <table:table-cell office:value-type="float" office:value="3587">
            <text:p>3587</text:p>
          </table:table-cell>
          <table:table-cell office:value-type="float" office:value="92285138">
            <text:p>92285138</text:p>
          </table:table-cell>
          <table:table-cell office:value-type="float" office:value="451423">
            <text:p>451423</text:p>
          </table:table-cell>
          <table:table-cell table:formula="of:=([.H3]*100)/([.G3]+[.H3])" office:value-type="float" office:value="37.6449747300614">
            <text:p>37,6449747301</text:p>
          </table:table-cell>
          <table:table-cell table:formula="of:=([.J3]*100)/[.D3]" office:value-type="float" office:value="0.000362552306053917">
            <text:p>0,0003625523</text:p>
          </table:table-cell>
          <table:table-cell table:formula="of:=([.L3]*100)/[.K3]" office:value-type="float" office:value="0.489161104142251">
            <text:p>0,4891611041</text:p>
          </table:table-cell>
        </table:table-row>
        <table:table-row table:style-name="ro3">
          <table:table-cell office:value-type="string">
            <text:p>Susan corner small</text:p>
          </table:table-cell>
          <table:table-cell office:value-type="float" office:value="2071">
            <text:p>2071</text:p>
          </table:table-cell>
          <table:table-cell office:value-type="float" office:value="543329">
            <text:p>543329</text:p>
          </table:table-cell>
          <table:table-cell office:value-type="float" office:value="35320164">
            <text:p>35320164</text:p>
          </table:table-cell>
          <table:table-cell table:formula="of:=[.B4]/[.D4]" office:value-type="float" office:value="0.0000586350618304037">
            <text:p>5,86350618304037E-005</text:p>
          </table:table-cell>
          <table:table-cell table:formula="of:=[.C4]/[.D4]" office:value-type="float" office:value="0.015382969342951">
            <text:p>0,0153829693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H4]*100)/([.G4]+[.H4])" office:value-type="float" office:value="1.71111966471443">
            <text:p>1,7111196647</text:p>
          </table:table-cell>
          <table:table-cell table:formula="of:=([.J4]*100)/[.D4]" office:value-type="float" office:value="0.0127774038648292">
            <text:p>0,0127774039</text:p>
          </table:table-cell>
          <table:table-cell table:formula="of:=([.L4]*100)/[.K4]" office:value-type="float" office:value="0">
            <text:p>0</text:p>
          </table:table-cell>
        </table:table-row>
        <table:table-row table:style-name="ro3">
          <table:table-cell office:value-type="string">
            <text:p>Susan edges small</text:p>
          </table:table-cell>
          <table:table-cell office:value-type="float" office:value="2071">
            <text:p>2071</text:p>
          </table:table-cell>
          <table:table-cell office:value-type="float" office:value="543329">
            <text:p>543329</text:p>
          </table:table-cell>
          <table:table-cell office:value-type="float" office:value="35320164">
            <text:p>35320164</text:p>
          </table:table-cell>
          <table:table-cell table:formula="of:=[.B5]/[.D5]" office:value-type="float" office:value="0.0000586350618304037">
            <text:p>5,86350618304037E-005</text:p>
          </table:table-cell>
          <table:table-cell table:formula="of:=[.C5]/[.D5]" office:value-type="float" office:value="0.015382969342951">
            <text:p>0,0153829693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H5]*100)/([.G5]+[.H5])" office:value-type="float" office:value="1.71111966471443">
            <text:p>1,7111196647</text:p>
          </table:table-cell>
          <table:table-cell table:formula="of:=([.J5]*100)/[.D5]" office:value-type="float" office:value="0.0127774038648292">
            <text:p>0,0127774039</text:p>
          </table:table-cell>
          <table:table-cell table:formula="of:=([.L5]*100)/[.K5]" office:value-type="float" office:value="0">
            <text:p>0</text:p>
          </table:table-cell>
        </table:table-row>
        <table:table-row table:style-name="ro3">
          <table:table-cell office:value-type="string">
            <text:p>Susan Smoothing small</text:p>
          </table:table-cell>
          <table:table-cell office:value-type="float" office:value="2071">
            <text:p>2071</text:p>
          </table:table-cell>
          <table:table-cell office:value-type="float" office:value="543328">
            <text:p>543328</text:p>
          </table:table-cell>
          <table:table-cell office:value-type="float" office:value="35320189">
            <text:p>35320189</text:p>
          </table:table-cell>
          <table:table-cell table:formula="of:=[.B6]/[.D6]" office:value-type="float" office:value="0.0000586350203278924">
            <text:p>0,000058635</text:p>
          </table:table-cell>
          <table:table-cell table:formula="of:=[.C6]/[.D6]" office:value-type="float" office:value="0.0153829301423047">
            <text:p>0,0153829301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H6]*100)/([.G6]+[.H6])" office:value-type="float" office:value="1.71111966471443">
            <text:p>1,7111196647</text:p>
          </table:table-cell>
          <table:table-cell table:formula="of:=([.J6]*100)/[.D6]" office:value-type="float" office:value="0.0127773948208488">
            <text:p>0,0127773948</text:p>
          </table:table-cell>
          <table:table-cell table:formula="of:=([.L6]*100)/[.K6]" office:value-type="float" office:value="0">
            <text:p>0</text:p>
          </table:table-cell>
        </table:table-row>
        <table:table-row table:style-name="ro3">
          <table:table-cell office:value-type="string">
            <text:p>basic math small</text:p>
          </table:table-cell>
          <table:table-cell office:value-type="float" office:value="0">
            <text:p>0</text:p>
          </table:table-cell>
          <table:table-cell office:value-type="float" office:value="63160044">
            <text:p>63160044</text:p>
          </table:table-cell>
          <table:table-cell office:value-type="float" office:value="1361274783">
            <text:p>1361274783</text:p>
          </table:table-cell>
          <table:table-cell table:formula="of:=[.B7]/[.D7]" office:value-type="float" office:value="0">
            <text:p>0</text:p>
          </table:table-cell>
          <table:table-cell table:formula="of:=[.C7]/[.D7]" office:value-type="float" office:value="0.0463977183657269">
            <text:p>0,0463977184</text:p>
          </table:table-cell>
          <table:table-cell office:value-type="float" office:value="238855368">
            <text:p>238855368</text:p>
          </table:table-cell>
          <table:table-cell office:value-type="float" office:value="152761">
            <text:p>152761</text:p>
          </table:table-cell>
          <table:table-cell office:value-type="float" office:value="1361267360">
            <text:p>1361267360</text:p>
          </table:table-cell>
          <table:table-cell office:value-type="float" office:value="7422">
            <text:p>7422</text:p>
          </table:table-cell>
          <table:table-cell office:value-type="float" office:value="114822706">
            <text:p>114822706</text:p>
          </table:table-cell>
          <table:table-cell office:value-type="float" office:value="129">
            <text:p>129</text:p>
          </table:table-cell>
          <table:table-cell table:formula="of:=([.H7]*100)/([.G7]+[.H7])" office:value-type="float" office:value="0.0639145625042736">
            <text:p>0,0639145625</text:p>
          </table:table-cell>
          <table:table-cell table:formula="of:=([.J7]*100)/[.D7]" office:value-type="float" office:value="0.000545224233394177">
            <text:p>0,0005452242</text:p>
          </table:table-cell>
          <table:table-cell table:formula="of:=([.L7]*100)/[.K7]" office:value-type="float" office:value="0.000112347117128558">
            <text:p>0,0001123471</text:p>
          </table:table-cell>
        </table:table-row>
        <table:table-row table:style-name="ro3">
          <table:table-cell office:value-type="string">
            <text:p>basic math large</text:p>
          </table:table-cell>
          <table:table-cell office:value-type="string">
            <text:p>LENTO</text:p>
          </table:table-cell>
          <table:table-cell table:number-columns-repeated="2"/>
          <table:table-cell table:formula="of:=[.B8]/[.D8]" office:value-type="float" office:value="0">
            <text:p>#VALOR!</text:p>
          </table:table-cell>
          <table:table-cell table:formula="of:=[.C8]/[.D8]" office:value-type="float" office:value="0">
            <text:p>#DIV/0!</text:p>
          </table:table-cell>
          <table:table-cell table:number-columns-repeated="2"/>
          <table:table-cell/>
          <table:table-cell table:number-columns-repeated="3"/>
          <table:table-cell table:formula="of:=([.H8]*100)/([.G8]+[.H8])" office:value-type="float" office:value="0">
            <text:p>#DIV/0!</text:p>
          </table:table-cell>
          <table:table-cell table:formula="of:=([.J8]*100)/[.D8]" office:value-type="float" office:value="0">
            <text:p>#DIV/0!</text:p>
          </table:table-cell>
          <table:table-cell table:formula="of:=([.L8]*100)/[.K8]" office:value-type="float" office:value="0">
            <text:p>#DIV/0!</text:p>
          </table:table-cell>
        </table:table-row>
        <table:table-row table:style-name="ro3">
          <table:table-cell office:value-type="string">
            <text:p>bit count small</text:p>
          </table:table-cell>
          <table:table-cell office:value-type="float" office:value="0">
            <text:p>0</text:p>
          </table:table-cell>
          <table:table-cell office:value-type="float" office:value="527688">
            <text:p>527688</text:p>
          </table:table-cell>
          <table:table-cell office:value-type="float" office:value="45593674">
            <text:p>45593674</text:p>
          </table:table-cell>
          <table:table-cell table:formula="of:=[.B9]/[.D9]" office:value-type="float" office:value="0">
            <text:p>0</text:p>
          </table:table-cell>
          <table:table-cell table:formula="of:=[.C9]/[.D9]" office:value-type="float" office:value="0.0115737108617305">
            <text:p>0,0115737109</text:p>
          </table:table-cell>
          <table:table-cell office:value-type="float" office:value="5109637">
            <text:p>5109637</text:p>
          </table:table-cell>
          <table:table-cell office:value-type="float" office:value="944">
            <text:p>944</text:p>
          </table:table-cell>
          <table:table-cell office:value-type="float" office:value="45591208">
            <text:p>45591208</text:p>
          </table:table-cell>
          <table:table-cell office:value-type="float" office:value="2465">
            <text:p>2465</text:p>
          </table:table-cell>
          <table:table-cell office:value-type="float" office:value="1279128">
            <text:p>1279128</text:p>
          </table:table-cell>
          <table:table-cell office:value-type="float" office:value="0">
            <text:p>0</text:p>
          </table:table-cell>
          <table:table-cell table:formula="of:=([.H9]*100)/([.G9]+[.H9])" office:value-type="float" office:value="0.0184714810312174">
            <text:p>0,018471481</text:p>
          </table:table-cell>
          <table:table-cell table:formula="of:=([.J9]*100)/[.D9]" office:value-type="float" office:value="0.00540645178100804">
            <text:p>0,0054064518</text:p>
          </table:table-cell>
          <table:table-cell table:formula="of:=([.L9]*100)/[.K9]" office:value-type="float" office:value="0">
            <text:p>0</text:p>
          </table:table-cell>
        </table:table-row>
        <table:table-row table:style-name="ro3">
          <table:table-cell office:value-type="string">
            <text:p>bit count large</text:p>
          </table:table-cell>
          <table:table-cell office:value-type="float" office:value="0">
            <text:p>0</text:p>
          </table:table-cell>
          <table:table-cell office:value-type="float" office:value="7877758">
            <text:p>7877758</text:p>
          </table:table-cell>
          <table:table-cell office:value-type="float" office:value="684250382">
            <text:p>684250382</text:p>
          </table:table-cell>
          <table:table-cell table:formula="of:=[.B10]/[.D10]" office:value-type="float" office:value="0">
            <text:p>0</text:p>
          </table:table-cell>
          <table:table-cell table:formula="of:=[.C10]/[.D10]" office:value-type="float" office:value="0.0115129756697746">
            <text:p>0,0115129757</text:p>
          </table:table-cell>
          <table:table-cell office:value-type="float" office:value="76509835">
            <text:p>76509835</text:p>
          </table:table-cell>
          <table:table-cell office:value-type="float" office:value="948">
            <text:p>948</text:p>
          </table:table-cell>
          <table:table-cell office:value-type="float" office:value="684247916">
            <text:p>684247916</text:p>
          </table:table-cell>
          <table:table-cell office:value-type="float" office:value="2465">
            <text:p>2465</text:p>
          </table:table-cell>
          <table:table-cell office:value-type="float" office:value="19129240">
            <text:p>19129240</text:p>
          </table:table-cell>
          <table:table-cell office:value-type="float" office:value="0">
            <text:p>0</text:p>
          </table:table-cell>
          <table:table-cell table:formula="of:=([.H10]*100)/([.G10]+[.H10])" office:value-type="float" office:value="0.00123904103817628">
            <text:p>0,001239041</text:p>
          </table:table-cell>
          <table:table-cell table:formula="of:=([.J10]*100)/[.D10]" office:value-type="float" office:value="0.000360248246087205">
            <text:p>0,0003602482</text:p>
          </table:table-cell>
          <table:table-cell table:formula="of:=([.L10]*100)/[.K10]" office:value-type="float" office:value="0">
            <text:p>0</text:p>
          </table:table-cell>
        </table:table-row>
        <table:table-row table:style-name="ro3">
          <table:table-cell office:value-type="string">
            <text:p>CRC 32 small</text:p>
          </table:table-cell>
          <table:table-cell office:value-type="float" office:value="0">
            <text:p>0</text:p>
          </table:table-cell>
          <table:table-cell office:value-type="float" office:value="2991">
            <text:p>2991</text:p>
          </table:table-cell>
          <table:table-cell office:value-type="float" office:value="31642738">
            <text:p>31642738</text:p>
          </table:table-cell>
          <table:table-cell table:formula="of:=[.B11]/[.D11]" office:value-type="float" office:value="0">
            <text:p>0</text:p>
          </table:table-cell>
          <table:table-cell table:formula="of:=[.C11]/[.D11]" office:value-type="float" office:value="0.000094524057937085">
            <text:p>9,4524057937085E-005</text:p>
          </table:table-cell>
          <table:table-cell office:value-type="float" office:value="11001443">
            <text:p>11001443</text:p>
          </table:table-cell>
          <table:table-cell office:value-type="float" office:value="1625">
            <text:p>1625</text:p>
          </table:table-cell>
          <table:table-cell office:value-type="float" office:value="31640946">
            <text:p>31640946</text:p>
          </table:table-cell>
          <table:table-cell office:value-type="float" office:value="1893">
            <text:p>1893</text:p>
          </table:table-cell>
          <table:table-cell office:value-type="float" office:value="4127281">
            <text:p>4127281</text:p>
          </table:table-cell>
          <table:table-cell office:value-type="float" office:value="0">
            <text:p>0</text:p>
          </table:table-cell>
          <table:table-cell table:formula="of:=([.H11]*100)/([.G11]+[.H11])" office:value-type="float" office:value="0.0147686081736476">
            <text:p>0,0147686082</text:p>
          </table:table-cell>
          <table:table-cell table:formula="of:=([.J11]*100)/[.D11]" office:value-type="float" office:value="0.00598241530173527">
            <text:p>0,0059824153</text:p>
          </table:table-cell>
          <table:table-cell table:formula="of:=([.L11]*100)/[.K11]" office:value-type="float" office:value="0">
            <text:p>0</text:p>
          </table:table-cell>
        </table:table-row>
        <table:table-row table:style-name="ro3">
          <table:table-cell office:value-type="string">
            <text:p>CRC 32 large</text:p>
          </table:table-cell>
          <table:table-cell office:value-type="float" office:value="0">
            <text:p>0</text:p>
          </table:table-cell>
          <table:table-cell office:value-type="float" office:value="52302">
            <text:p>52302</text:p>
          </table:table-cell>
          <table:table-cell office:value-type="float" office:value="615051526">
            <text:p>615051526</text:p>
          </table:table-cell>
          <table:table-cell table:formula="of:=[.B12]/[.D12]" office:value-type="float" office:value="0">
            <text:p>0</text:p>
          </table:table-cell>
          <table:table-cell table:formula="of:=[.C12]/[.D12]" office:value-type="float" office:value="0.0000850367778780212">
            <text:p>8,50367778780212E-005</text:p>
          </table:table-cell>
          <table:table-cell office:value-type="float" office:value="213876893">
            <text:p>213876893</text:p>
          </table:table-cell>
          <table:table-cell office:value-type="float" office:value="1625">
            <text:p>1625</text:p>
          </table:table-cell>
          <table:table-cell office:value-type="float" office:value="615049734">
            <text:p>615049734</text:p>
          </table:table-cell>
          <table:table-cell office:value-type="float" office:value="1893">
            <text:p>1893</text:p>
          </table:table-cell>
          <table:table-cell office:value-type="float" office:value="80224068">
            <text:p>80224068</text:p>
          </table:table-cell>
          <table:table-cell/>
          <table:table-cell table:formula="of:=([.H12]*100)/([.G12]+[.H12])" office:value-type="float" office:value="0.000759777099259683">
            <text:p>0,0007597771</text:p>
          </table:table-cell>
          <table:table-cell table:formula="of:=([.J12]*100)/[.D12]" office:value-type="float" office:value="0.000307779091665891">
            <text:p>0,0003077791</text:p>
          </table:table-cell>
          <table:table-cell table:formula="of:=([.L12]*100)/[.K12]" office:value-type="float" office:value="0">
            <text:p>0</text:p>
          </table:table-cell>
        </table:table-row>
        <table:table-row table:style-name="ro3">
          <table:table-cell office:value-type="string">
            <text:p>ADPCM small Encode</text:p>
          </table:table-cell>
          <table:table-cell office:value-type="float" office:value="0">
            <text:p>0</text:p>
          </table:table-cell>
          <table:table-cell office:value-type="float" office:value="1823002">
            <text:p>1823002</text:p>
          </table:table-cell>
          <table:table-cell office:value-type="float" office:value="34628836">
            <text:p>34628836</text:p>
          </table:table-cell>
          <table:table-cell table:formula="of:=[.B13]/[.D13]" office:value-type="float" office:value="0">
            <text:p>0</text:p>
          </table:table-cell>
          <table:table-cell table:formula="of:=[.C13]/[.D13]" office:value-type="float" office:value="0.0526440449803164">
            <text:p>0,052644045</text:p>
          </table:table-cell>
          <table:table-cell office:value-type="float" office:value="2250688">
            <text:p>2250688</text:p>
          </table:table-cell>
          <table:table-cell office:value-type="float" office:value="236450">
            <text:p>236450</text:p>
          </table:table-cell>
          <table:table-cell office:value-type="float" office:value="33998474">
            <text:p>33998474</text:p>
          </table:table-cell>
          <table:table-cell office:value-type="float" office:value="1600">
            <text:p>1600</text:p>
          </table:table-cell>
          <table:table-cell office:value-type="float" office:value="482830">
            <text:p>482830</text:p>
          </table:table-cell>
          <table:table-cell office:value-type="float" office:value="1">
            <text:p>1</text:p>
          </table:table-cell>
          <table:table-cell table:formula="of:=([.H13]*100)/([.G13]+[.H13])" office:value-type="float" office:value="9.50691115651805">
            <text:p>9,5069111565</text:p>
          </table:table-cell>
          <table:table-cell table:formula="of:=([.J13]*100)/[.D13]" office:value-type="float" office:value="0.00462042674492437">
            <text:p>0,0046204267</text:p>
          </table:table-cell>
          <table:table-cell table:formula="of:=([.L13]*100)/[.K13]" office:value-type="float" office:value="0.000207112234119669">
            <text:p>0,0002071122</text:p>
          </table:table-cell>
        </table:table-row>
        <table:table-row table:style-name="ro3">
          <table:table-cell office:value-type="string">
            <text:p>ADPCM small Decode</text:p>
          </table:table-cell>
          <table:table-cell office:value-type="float" office:value="0">
            <text:p>0</text:p>
          </table:table-cell>
          <table:table-cell office:value-type="float" office:value="1463997">
            <text:p>1463997</text:p>
          </table:table-cell>
          <table:table-cell office:value-type="float" office:value="27256674">
            <text:p>27256674</text:p>
          </table:table-cell>
          <table:table-cell table:formula="of:=[.B14]/[.D14]" office:value-type="float" office:value="0">
            <text:p>0</text:p>
          </table:table-cell>
          <table:table-cell table:formula="of:=[.C14]/[.D14]" office:value-type="float" office:value="0.0537115056664654">
            <text:p>0,0537115057</text:p>
          </table:table-cell>
          <table:table-cell office:value-type="float" office:value="2544619">
            <text:p>2544619</text:p>
          </table:table-cell>
          <table:table-cell office:value-type="float" office:value="265136">
            <text:p>265136</text:p>
          </table:table-cell>
          <table:table-cell office:value-type="float" office:value="38419397">
            <text:p>38419397</text:p>
          </table:table-cell>
          <table:table-cell office:value-type="float" office:value="1600">
            <text:p>1600</text:p>
          </table:table-cell>
          <table:table-cell office:value-type="float" office:value="544294">
            <text:p>544294</text:p>
          </table:table-cell>
          <table:table-cell office:value-type="float" office:value="1">
            <text:p>1</text:p>
          </table:table-cell>
          <table:table-cell table:formula="of:=([.H14]*100)/([.G14]+[.H14])" office:value-type="float" office:value="9.43626757493091">
            <text:p>9,4362675749</text:p>
          </table:table-cell>
          <table:table-cell table:formula="of:=([.J14]*100)/[.D14]" office:value-type="float" office:value="0.00587012193784172">
            <text:p>0,0058701219</text:p>
          </table:table-cell>
          <table:table-cell table:formula="of:=([.L14]*100)/[.K14]" office:value-type="float" office:value="0.000183724237268829">
            <text:p>0,0001837242</text:p>
          </table:table-cell>
        </table:table-row>
        <table:table-row table:style-name="ro3">
          <table:table-cell office:value-type="string">
            <text:p>FFT small</text:p>
          </table:table-cell>
          <table:table-cell office:value-type="float" office:value="0">
            <text:p>0</text:p>
          </table:table-cell>
          <table:table-cell office:value-type="float" office:value="32484086">
            <text:p>32484086</text:p>
          </table:table-cell>
          <table:table-cell office:value-type="float" office:value="760568629">
            <text:p>760568629</text:p>
          </table:table-cell>
          <table:table-cell table:formula="of:=[.B15]/[.D15]" office:value-type="float" office:value="0">
            <text:p>0</text:p>
          </table:table-cell>
          <table:table-cell table:formula="of:=[.C15]/[.D15]" office:value-type="float" office:value="0.0427102627710405">
            <text:p>0,0427102628</text:p>
          </table:table-cell>
          <table:table-cell office:value-type="float" office:value="148707468">
            <text:p>148707468</text:p>
          </table:table-cell>
          <table:table-cell office:value-type="float" office:value="8761463">
            <text:p>8761463</text:p>
          </table:table-cell>
          <table:table-cell office:value-type="float" office:value="760561981">
            <text:p>760561981</text:p>
          </table:table-cell>
          <table:table-cell office:value-type="float" office:value="6647">
            <text:p>6647</text:p>
          </table:table-cell>
          <table:table-cell office:value-type="float" office:value="74683247">
            <text:p>74683247</text:p>
          </table:table-cell>
          <table:table-cell office:value-type="float" office:value="179599">
            <text:p>179599</text:p>
          </table:table-cell>
          <table:table-cell table:formula="of:=([.H15]*100)/([.G15]+[.H15])" office:value-type="float" office:value="5.56393121129399">
            <text:p>5,5639312113</text:p>
          </table:table-cell>
          <table:table-cell table:formula="of:=([.J15]*100)/[.D15]" office:value-type="float" office:value="0.000873951376188039">
            <text:p>0,0008739514</text:p>
          </table:table-cell>
          <table:table-cell table:formula="of:=([.L15]*100)/[.K15]" office:value-type="float" office:value="0.240480974267228">
            <text:p>0,2404809743</text:p>
          </table:table-cell>
        </table:table-row>
        <table:table-row table:style-name="ro3">
          <table:table-cell office:value-type="string">
            <text:p>FFT inv Small</text:p>
          </table:table-cell>
          <table:table-cell office:value-type="float" office:value="0">
            <text:p>0</text:p>
          </table:table-cell>
          <table:table-cell office:value-type="float" office:value="80122790">
            <text:p>80122790</text:p>
          </table:table-cell>
          <table:table-cell office:value-type="float" office:value="1822953522">
            <text:p>1822953522</text:p>
          </table:table-cell>
          <table:table-cell table:formula="of:=[.B16]/[.D16]" office:value-type="float" office:value="0">
            <text:p>0</text:p>
          </table:table-cell>
          <table:table-cell table:formula="of:=[.C16]/[.D16]" office:value-type="float" office:value="0.0439521847557011">
            <text:p>0,0439521848</text:p>
          </table:table-cell>
          <table:table-cell office:value-type="float" office:value="338187108">
            <text:p>338187108</text:p>
          </table:table-cell>
          <table:table-cell office:value-type="float" office:value="37190845">
            <text:p>37190845</text:p>
          </table:table-cell>
          <table:table-cell office:value-type="float" office:value="1822947014">
            <text:p>1822947014</text:p>
          </table:table-cell>
          <table:table-cell office:value-type="float" office:value="6507">
            <text:p>6507</text:p>
          </table:table-cell>
          <table:table-cell office:value-type="float" office:value="177465820">
            <text:p>177465820</text:p>
          </table:table-cell>
          <table:table-cell office:value-type="float" office:value="525231">
            <text:p>525231</text:p>
          </table:table-cell>
          <table:table-cell table:formula="of:=([.H16]*100)/([.G16]+[.H16])" office:value-type="float" office:value="9.90757307475647">
            <text:p>9,9075730748</text:p>
          </table:table-cell>
          <table:table-cell table:formula="of:=([.J16]*100)/[.D16]" office:value-type="float" office:value="0.00035694821186999">
            <text:p>0,0003569482</text:p>
          </table:table-cell>
          <table:table-cell table:formula="of:=([.L16]*100)/[.K16]" office:value-type="float" office:value="0.295961780133211">
            <text:p>0,2959617801</text:p>
          </table:table-cell>
        </table:table-row>
        <table:table-row table:style-name="ro3">
          <table:table-cell office:value-type="string">
            <text:p>Gsm code small</text:p>
          </table:table-cell>
          <table:table-cell office:value-type="float" office:value="0">
            <text:p>0</text:p>
          </table:table-cell>
          <table:table-cell office:value-type="float" office:value="288643">
            <text:p>288643</text:p>
          </table:table-cell>
          <table:table-cell office:value-type="float" office:value="32662529">
            <text:p>32662529</text:p>
          </table:table-cell>
          <table:table-cell table:formula="of:=[.B17]/[.D17]" office:value-type="float" office:value="0">
            <text:p>0</text:p>
          </table:table-cell>
          <table:table-cell table:formula="of:=[.C17]/[.D17]" office:value-type="float" office:value="0.00883712954376558">
            <text:p>0,0088371295</text:p>
          </table:table-cell>
          <table:table-cell office:value-type="float" office:value="10210670">
            <text:p>10210670</text:p>
          </table:table-cell>
          <table:table-cell office:value-type="float" office:value="3631">
            <text:p>3631</text:p>
          </table:table-cell>
          <table:table-cell office:value-type="float" office:value="32655857">
            <text:p>32655857</text:p>
          </table:table-cell>
          <table:table-cell office:value-type="float" office:value="6662">
            <text:p>6662</text:p>
          </table:table-cell>
          <table:table-cell office:value-type="float" office:value="3088903">
            <text:p>3088903</text:p>
          </table:table-cell>
          <table:table-cell office:value-type="float" office:value="0">
            <text:p>0</text:p>
          </table:table-cell>
          <table:table-cell table:formula="of:=([.H17]*100)/([.G17]+[.H17])" office:value-type="float" office:value="0.0355481985502483">
            <text:p>0,0355481986</text:p>
          </table:table-cell>
          <table:table-cell table:formula="of:=([.J17]*100)/[.D17]" office:value-type="float" office:value="0.0203964610333756">
            <text:p>0,020396461</text:p>
          </table:table-cell>
          <table:table-cell table:formula="of:=([.L17]*100)/[.K17]" office:value-type="float" office:value="0">
            <text:p>0</text:p>
          </table:table-cell>
        </table:table-row>
        <table:table-row table:style-name="ro3">
          <table:table-cell office:value-type="string">
            <text:p>Gsm decode small</text:p>
          </table:table-cell>
          <table:table-cell office:value-type="float" office:value="790">
            <text:p>790</text:p>
          </table:table-cell>
          <table:table-cell office:value-type="float" office:value="80596">
            <text:p>80596</text:p>
          </table:table-cell>
          <table:table-cell office:value-type="float" office:value="9613043">
            <text:p>9613043</text:p>
          </table:table-cell>
          <table:table-cell table:formula="of:=[.B18]/[.D18]" office:value-type="float" office:value="0.0000821800131342386">
            <text:p>0,00008218</text:p>
          </table:table-cell>
          <table:table-cell table:formula="of:=[.C18]/[.D18]" office:value-type="float" office:value="0.00838402574502164">
            <text:p>0,0083840257</text:p>
          </table:table-cell>
          <table:table-cell office:value-type="float" office:value="1448740">
            <text:p>1448740</text:p>
          </table:table-cell>
          <table:table-cell office:value-type="float" office:value="6914">
            <text:p>6914</text:p>
          </table:table-cell>
          <table:table-cell office:value-type="float" office:value="9608477">
            <text:p>9608477</text:p>
          </table:table-cell>
          <table:table-cell office:value-type="float" office:value="4691">
            <text:p>4691</text:p>
          </table:table-cell>
          <table:table-cell office:value-type="float" office:value="509506">
            <text:p>509506</text:p>
          </table:table-cell>
          <table:table-cell office:value-type="float" office:value="0">
            <text:p>0</text:p>
          </table:table-cell>
          <table:table-cell table:formula="of:=([.H18]*100)/([.G18]+[.H18])" office:value-type="float" office:value="0.474975509289982">
            <text:p>0,4749755093</text:p>
          </table:table-cell>
          <table:table-cell table:formula="of:=([.J18]*100)/[.D18]" office:value-type="float" office:value="0.0487982837484447">
            <text:p>0,0487982837</text:p>
          </table:table-cell>
          <table:table-cell table:formula="of:=([.L18]*100)/[.K18]" office:value-type="float" office:value="0">
            <text:p>0</text:p>
          </table:table-cell>
        </table:table-row>
        <table:table-row table:style-name="ro3">
          <table:table-cell office:value-type="string">
            <text:p>djikstra small</text:p>
          </table:table-cell>
          <table:table-cell office:value-type="float" office:value="0">
            <text:p>0</text:p>
          </table:table-cell>
          <table:table-cell office:value-type="float" office:value="501576">
            <text:p>501576</text:p>
          </table:table-cell>
          <table:table-cell office:value-type="float" office:value="59353158">
            <text:p>59353158</text:p>
          </table:table-cell>
          <table:table-cell table:formula="of:=[.B19]/[.D19]" office:value-type="float" office:value="0">
            <text:p>0</text:p>
          </table:table-cell>
          <table:table-cell table:formula="of:=[.C19]/[.D19]" office:value-type="float" office:value="0.00845070451011217">
            <text:p>0,0084507045</text:p>
          </table:table-cell>
          <table:table-cell office:value-type="float" office:value="12818355">
            <text:p>12818355</text:p>
          </table:table-cell>
          <table:table-cell office:value-type="float" office:value="14242">
            <text:p>14242</text:p>
          </table:table-cell>
          <table:table-cell office:value-type="float" office:value="59350544">
            <text:p>59350544</text:p>
          </table:table-cell>
          <table:table-cell office:value-type="float" office:value="2613">
            <text:p>2613</text:p>
          </table:table-cell>
          <table:table-cell office:value-type="float" office:value="3879529">
            <text:p>3879529</text:p>
          </table:table-cell>
          <table:table-cell office:value-type="float" office:value="0">
            <text:p>0</text:p>
          </table:table-cell>
          <table:table-cell table:formula="of:=([.H19]*100)/([.G19]+[.H19])" office:value-type="float" office:value="0.110982991205911">
            <text:p>0,1109829912</text:p>
          </table:table-cell>
          <table:table-cell table:formula="of:=([.J19]*100)/[.D19]" office:value-type="float" office:value="0.00440246161796479">
            <text:p>0,0044024616</text:p>
          </table:table-cell>
          <table:table-cell table:formula="of:=([.L19]*100)/[.K19]" office:value-type="float" office:value="0">
            <text:p>0</text:p>
          </table:table-cell>
        </table:table-row>
        <table:table-row table:style-name="ro3">
          <table:table-cell office:value-type="string">
            <text:p>djikstra large</text:p>
          </table:table-cell>
          <table:table-cell office:value-type="float" office:value="0">
            <text:p>0</text:p>
          </table:table-cell>
          <table:table-cell office:value-type="float" office:value="1562451">
            <text:p>1562451</text:p>
          </table:table-cell>
          <table:table-cell office:value-type="float" office:value="285280151">
            <text:p>285280151</text:p>
          </table:table-cell>
          <table:table-cell table:formula="of:=[.B20]/[.D20]" office:value-type="float" office:value="0">
            <text:p>0</text:p>
          </table:table-cell>
          <table:table-cell table:formula="of:=[.C20]/[.D20]" office:value-type="float" office:value="0.00547690049420929">
            <text:p>0,0054769005</text:p>
          </table:table-cell>
          <table:table-cell office:value-type="float" office:value="61244740">
            <text:p>61244740</text:p>
          </table:table-cell>
          <table:table-cell office:value-type="float" office:value="14376">
            <text:p>14376</text:p>
          </table:table-cell>
          <table:table-cell office:value-type="float" office:value="285277531">
            <text:p>285277531</text:p>
          </table:table-cell>
          <table:table-cell office:value-type="float" office:value="2619">
            <text:p>2619</text:p>
          </table:table-cell>
          <table:table-cell office:value-type="float" office:value="18317889">
            <text:p>18317889</text:p>
          </table:table-cell>
          <table:table-cell office:value-type="float" office:value="0">
            <text:p>0</text:p>
          </table:table-cell>
          <table:table-cell table:formula="of:=([.H20]*100)/([.G20]+[.H20])" office:value-type="float" office:value="0.0234675276737588">
            <text:p>0,0234675277</text:p>
          </table:table-cell>
          <table:table-cell table:formula="of:=([.J20]*100)/[.D20]" office:value-type="float" office:value="0.0009180449431268">
            <text:p>0,0009180449</text:p>
          </table:table-cell>
          <table:table-cell table:formula="of:=([.L20]*100)/[.K20]" office:value-type="float" office:value="0">
            <text:p>0</text:p>
          </table:table-cell>
        </table:table-row>
        <table:table-row table:style-name="ro3">
          <table:table-cell office:value-type="string">
            <text:p>Patricia Small</text:p>
          </table:table-cell>
          <table:table-cell office:value-type="float" office:value="45485">
            <text:p>45485</text:p>
          </table:table-cell>
          <table:table-cell office:value-type="float" office:value="12244602">
            <text:p>12244602</text:p>
          </table:table-cell>
          <table:table-cell office:value-type="float" office:value="289205289">
            <text:p>289205289</text:p>
          </table:table-cell>
          <table:table-cell table:formula="of:=[.B21]/[.D21]" office:value-type="float" office:value="0.000157275823541388">
            <text:p>0,0001572758</text:p>
          </table:table-cell>
          <table:table-cell table:formula="of:=[.C21]/[.D21]" office:value-type="float" office:value="0.0423387900073985">
            <text:p>0,04233879</text:p>
          </table:table-cell>
          <table:table-cell office:value-type="float" office:value="68634923">
            <text:p>68634923</text:p>
          </table:table-cell>
          <table:table-cell office:value-type="float" office:value="451475">
            <text:p>451475</text:p>
          </table:table-cell>
          <table:table-cell office:value-type="float" office:value="289200094">
            <text:p>289200094</text:p>
          </table:table-cell>
          <table:table-cell office:value-type="float" office:value="5194">
            <text:p>5194</text:p>
          </table:table-cell>
          <table:table-cell office:value-type="float" office:value="29646298">
            <text:p>29646298</text:p>
          </table:table-cell>
          <table:table-cell office:value-type="float" office:value="23120">
            <text:p>23120</text:p>
          </table:table-cell>
          <table:table-cell table:formula="of:=([.H21]*100)/([.G21]+[.H21])" office:value-type="float" office:value="0.653493325849757">
            <text:p>0,6534933258</text:p>
          </table:table-cell>
          <table:table-cell table:formula="of:=([.J21]*100)/[.D21]" office:value-type="float" office:value="0.00179595608986252">
            <text:p>0,0017959561</text:p>
          </table:table-cell>
          <table:table-cell table:formula="of:=([.L21]*100)/[.K21]" office:value-type="float" office:value="0.0779861283186184">
            <text:p>0,0779861283</text:p>
          </table:table-cell>
        </table:table-row>
        <table:table-row table:style-name="ro3">
          <table:table-cell office:value-type="string">
            <text:p>Patricia Large</text:p>
          </table:table-cell>
          <table:table-cell office:value-type="float" office:value="269512">
            <text:p>269512</text:p>
          </table:table-cell>
          <table:table-cell office:value-type="float" office:value="76129088">
            <text:p>76129088</text:p>
          </table:table-cell>
          <table:table-cell office:value-type="float" office:value="1830947169">
            <text:p>1830947169</text:p>
          </table:table-cell>
          <table:table-cell table:formula="of:=[.B22]/[.D22]" office:value-type="float" office:value="0.000147198130324644">
            <text:p>0,0001471981</text:p>
          </table:table-cell>
          <table:table-cell table:formula="of:=[.C22]/[.D22]" office:value-type="float" office:value="0.0415790740928801">
            <text:p>0,0415790741</text:p>
          </table:table-cell>
          <table:table-cell office:value-type="float" office:value="435327779">
            <text:p>435327779</text:p>
          </table:table-cell>
          <table:table-cell office:value-type="float" office:value="3627272">
            <text:p>3627272</text:p>
          </table:table-cell>
          <table:table-cell office:value-type="float" office:value="1830941941">
            <text:p>1830941941</text:p>
          </table:table-cell>
          <table:table-cell office:value-type="float" office:value="5227">
            <text:p>5227</text:p>
          </table:table-cell>
          <table:table-cell office:value-type="float" office:value="188292306">
            <text:p>188292306</text:p>
          </table:table-cell>
          <table:table-cell office:value-type="float" office:value="178602">
            <text:p>178602</text:p>
          </table:table-cell>
          <table:table-cell table:formula="of:=([.H22]*100)/([.G22]+[.H22])" office:value-type="float" office:value="0.826342467579898">
            <text:p>0,8263424676</text:p>
          </table:table-cell>
          <table:table-cell table:formula="of:=([.J22]*100)/[.D22]" office:value-type="float" office:value="0.000285480656596706">
            <text:p>0,0002854807</text:p>
          </table:table-cell>
          <table:table-cell table:formula="of:=([.L22]*100)/[.K22]" office:value-type="float" office:value="0.094853583661565">
            <text:p>0,0948535837</text:p>
          </table:table-cell>
        </table:table-row>
        <table:table-row table:style-name="ro3">
          <table:table-cell office:value-type="string">
            <text:p>Rijndael coder small</text:p>
          </table:table-cell>
          <table:table-cell office:value-type="float" office:value="77651">
            <text:p>77651</text:p>
          </table:table-cell>
          <table:table-cell office:value-type="float" office:value="471932">
            <text:p>471932</text:p>
          </table:table-cell>
          <table:table-cell office:value-type="float" office:value="33715298">
            <text:p>33715298</text:p>
          </table:table-cell>
          <table:table-cell table:formula="of:=[.B23]/[.D23]" office:value-type="float" office:value="0.00230313847441004">
            <text:p>0,0023031385</text:p>
          </table:table-cell>
          <table:table-cell table:formula="of:=[.C23]/[.D23]" office:value-type="float" office:value="0.0139975627680942">
            <text:p>0,0139975628</text:p>
          </table:table-cell>
          <table:table-cell office:value-type="float" office:value="11269533">
            <text:p>11269533</text:p>
          </table:table-cell>
          <table:table-cell office:value-type="float" office:value="3090">
            <text:p>3090</text:p>
          </table:table-cell>
          <table:table-cell office:value-type="float" office:value="33712039">
            <text:p>33712039</text:p>
          </table:table-cell>
          <table:table-cell office:value-type="float" office:value="3258">
            <text:p>3258</text:p>
          </table:table-cell>
          <table:table-cell office:value-type="float" office:value="2465773">
            <text:p>2465773</text:p>
          </table:table-cell>
          <table:table-cell office:value-type="float" office:value="0">
            <text:p>0</text:p>
          </table:table-cell>
          <table:table-cell table:formula="of:=([.H23]*100)/([.G23]+[.H23])" office:value-type="float" office:value="0.0274115438793615">
            <text:p>0,0274115439</text:p>
          </table:table-cell>
          <table:table-cell table:formula="of:=([.J23]*100)/[.D23]" office:value-type="float" office:value="0.00966326917828221">
            <text:p>0,0096632692</text:p>
          </table:table-cell>
          <table:table-cell table:formula="of:=([.L23]*100)/[.K23]" office:value-type="float" office:value="0">
            <text:p>0</text:p>
          </table:table-cell>
        </table:table-row>
        <table:table-row table:style-name="ro3">
          <table:table-cell office:value-type="string">
            <text:p>Rijndael decoder small</text:p>
          </table:table-cell>
          <table:table-cell office:value-type="float" office:value="0">
            <text:p>0</text:p>
          </table:table-cell>
          <table:table-cell office:value-type="float" office:value="433519">
            <text:p>433519</text:p>
          </table:table-cell>
          <table:table-cell office:value-type="float" office:value="34684744">
            <text:p>34684744</text:p>
          </table:table-cell>
          <table:table-cell table:formula="of:=[.B24]/[.D24]" office:value-type="float" office:value="0">
            <text:p>0</text:p>
          </table:table-cell>
          <table:table-cell table:formula="of:=[.C24]/[.D24]" office:value-type="float" office:value="0.0124988381058831">
            <text:p>0,0124988381</text:p>
          </table:table-cell>
          <table:table-cell office:value-type="float" office:value="11520740">
            <text:p>11520740</text:p>
          </table:table-cell>
          <table:table-cell office:value-type="float" office:value="4201">
            <text:p>4201</text:p>
          </table:table-cell>
          <table:table-cell office:value-type="float" office:value="34681669">
            <text:p>34681669</text:p>
          </table:table-cell>
          <table:table-cell office:value-type="float" office:value="3074">
            <text:p>3074</text:p>
          </table:table-cell>
          <table:table-cell office:value-type="float" office:value="2621034">
            <text:p>2621034</text:p>
          </table:table-cell>
          <table:table-cell office:value-type="float" office:value="0">
            <text:p>0</text:p>
          </table:table-cell>
          <table:table-cell table:formula="of:=([.H24]*100)/([.G24]+[.H24])" office:value-type="float" office:value="0.0364513796643297">
            <text:p>0,0364513797</text:p>
          </table:table-cell>
          <table:table-cell table:formula="of:=([.J24]*100)/[.D24]" office:value-type="float" office:value="0.008862686142357">
            <text:p>0,0088626861</text:p>
          </table:table-cell>
          <table:table-cell table:formula="of:=([.L24]*100)/[.K24]" office:value-type="float" office:value="0">
            <text:p>0</text:p>
          </table:table-cell>
        </table:table-row>
        <table:table-row table:style-name="ro3">
          <table:table-cell office:value-type="string">
            <text:p>SHA small</text:p>
          </table:table-cell>
          <table:table-cell office:value-type="float" office:value="0">
            <text:p>0</text:p>
          </table:table-cell>
          <table:table-cell office:value-type="float" office:value="100543">
            <text:p>100543</text:p>
          </table:table-cell>
          <table:table-cell office:value-type="float" office:value="13036287">
            <text:p>13036287</text:p>
          </table:table-cell>
          <table:table-cell table:formula="of:=[.B25]/[.D25]" office:value-type="float" office:value="0">
            <text:p>0</text:p>
          </table:table-cell>
          <table:table-cell table:formula="of:=[.C25]/[.D25]" office:value-type="float" office:value="0.00771254882621102">
            <text:p>0,0077125488</text:p>
          </table:table-cell>
          <table:table-cell office:value-type="float" office:value="2496045">
            <text:p>2496045</text:p>
          </table:table-cell>
          <table:table-cell office:value-type="float" office:value="2701">
            <text:p>2701</text:p>
          </table:table-cell>
          <table:table-cell office:value-type="float" office:value="13034281">
            <text:p>13034281</text:p>
          </table:table-cell>
          <table:table-cell office:value-type="float" office:value="2005">
            <text:p>2005</text:p>
          </table:table-cell>
          <table:table-cell office:value-type="float" office:value="585022">
            <text:p>585022</text:p>
          </table:table-cell>
          <table:table-cell office:value-type="float" office:value="0">
            <text:p>0</text:p>
          </table:table-cell>
          <table:table-cell table:formula="of:=([.H25]*100)/([.G25]+[.H25])" office:value-type="float" office:value="0.108094220060782">
            <text:p>0,1080942201</text:p>
          </table:table-cell>
          <table:table-cell table:formula="of:=([.J25]*100)/[.D25]" office:value-type="float" office:value="0.0153801462026726">
            <text:p>0,0153801462</text:p>
          </table:table-cell>
          <table:table-cell table:formula="of:=([.L25]*100)/[.K25]" office:value-type="float" office:value="0">
            <text:p>0</text:p>
          </table:table-cell>
        </table:table-row>
        <table:table-row table:style-name="ro3">
          <table:table-cell office:value-type="string">
            <text:p>SHA large</text:p>
          </table:table-cell>
          <table:table-cell office:value-type="float" office:value="0">
            <text:p>0</text:p>
          </table:table-cell>
          <table:table-cell office:value-type="float" office:value="1042679">
            <text:p>1042679</text:p>
          </table:table-cell>
          <table:table-cell office:value-type="float" office:value="135696013">
            <text:p>135696013</text:p>
          </table:table-cell>
          <table:table-cell table:formula="of:=[.B26]/[.D26]" office:value-type="float" office:value="0">
            <text:p>0</text:p>
          </table:table-cell>
          <table:table-cell table:formula="of:=[.C26]/[.D26]" office:value-type="float" office:value="0.00768393246749262">
            <text:p>0,0076839325</text:p>
          </table:table-cell>
          <table:table-cell office:value-type="float" office:value="26002763">
            <text:p>26002763</text:p>
          </table:table-cell>
          <table:table-cell office:value-type="float" office:value="2701">
            <text:p>2701</text:p>
          </table:table-cell>
          <table:table-cell office:value-type="float" office:value="135694007">
            <text:p>135694007</text:p>
          </table:table-cell>
          <table:table-cell office:value-type="float" office:value="2005">
            <text:p>2005</text:p>
          </table:table-cell>
          <table:table-cell office:value-type="float" office:value="6085234">
            <text:p>6085234</text:p>
          </table:table-cell>
          <table:table-cell office:value-type="float" office:value="0">
            <text:p>0</text:p>
          </table:table-cell>
          <table:table-cell table:formula="of:=([.H26]*100)/([.G26]+[.H26])" office:value-type="float" office:value="0.0103862788220199">
            <text:p>0,0103862788</text:p>
          </table:table-cell>
          <table:table-cell table:formula="of:=([.J26]*100)/[.D26]" office:value-type="float" office:value="0.00147756736227762">
            <text:p>0,0014775674</text:p>
          </table:table-cell>
          <table:table-cell table:formula="of:=([.L26]*100)/[.K26]" office:value-type="float" office:value="0">
            <text:p>0</text:p>
          </table:table-cell>
        </table:table-row>
        <table:table-row table:style-name="ro3">
          <table:table-cell office:value-type="string">
            <text:p>JPEG small code</text:p>
          </table:table-cell>
          <table:table-cell office:value-type="float" office:value="49232">
            <text:p>49232</text:p>
          </table:table-cell>
          <table:table-cell office:value-type="float" office:value="583458">
            <text:p>583458</text:p>
          </table:table-cell>
          <table:table-cell office:value-type="float" office:value="29474823">
            <text:p>29474823</text:p>
          </table:table-cell>
          <table:table-cell table:formula="of:=[.B27]/[.D27]" office:value-type="float" office:value="0.00167030689208889">
            <text:p>0,0016703069</text:p>
          </table:table-cell>
          <table:table-cell table:formula="of:=[.C27]/[.D27]" office:value-type="float" office:value="0.0197951315941745">
            <text:p>0,0197951316</text:p>
          </table:table-cell>
          <table:table-cell office:value-type="float" office:value="5994771">
            <text:p>5994771</text:p>
          </table:table-cell>
          <table:table-cell office:value-type="float" office:value="1284409">
            <text:p>1284409</text:p>
          </table:table-cell>
          <table:table-cell office:value-type="float" office:value="29352407">
            <text:p>29352407</text:p>
          </table:table-cell>
          <table:table-cell office:value-type="float" office:value="122415">
            <text:p>122415</text:p>
          </table:table-cell>
          <table:table-cell office:value-type="float" office:value="2261437">
            <text:p>2261437</text:p>
          </table:table-cell>
          <table:table-cell office:value-type="float" office:value="0">
            <text:p>0</text:p>
          </table:table-cell>
          <table:table-cell table:formula="of:=([.H27]*100)/([.G27]+[.H27])" office:value-type="float" office:value="17.6449682519185">
            <text:p>17,6449682519</text:p>
          </table:table-cell>
          <table:table-cell table:formula="of:=([.J27]*100)/[.D27]" office:value-type="float" office:value="0.415320560194713">
            <text:p>0,4153205602</text:p>
          </table:table-cell>
          <table:table-cell table:formula="of:=([.L27]*100)/[.K27]" office:value-type="float" office:value="0">
            <text:p>0</text:p>
          </table:table-cell>
        </table:table-row>
        <table:table-row table:style-name="ro3">
          <table:table-cell office:value-type="string">
            <text:p>JPEG small decode</text:p>
          </table:table-cell>
          <table:table-cell office:value-type="float" office:value="256">
            <text:p>256</text:p>
          </table:table-cell>
          <table:table-cell office:value-type="float" office:value="76027">
            <text:p>76027</text:p>
          </table:table-cell>
          <table:table-cell office:value-type="float" office:value="8697311">
            <text:p>8697311</text:p>
          </table:table-cell>
          <table:table-cell table:formula="of:=[.B28]/[.D28]" office:value-type="float" office:value="0.0000294343849495551">
            <text:p>2,94343849495551E-005</text:p>
          </table:table-cell>
          <table:table-cell table:formula="of:=[.C28]/[.D28]" office:value-type="float" office:value="0.00874143743968682">
            <text:p>0,0087414374</text:p>
          </table:table-cell>
          <table:table-cell office:value-type="float" office:value="1915490">
            <text:p>1915490</text:p>
          </table:table-cell>
          <table:table-cell office:value-type="float" office:value="548281">
            <text:p>548281</text:p>
          </table:table-cell>
          <table:table-cell office:value-type="float" office:value="8689121">
            <text:p>8689121</text:p>
          </table:table-cell>
          <table:table-cell office:value-type="float" office:value="8189">
            <text:p>8189</text:p>
          </table:table-cell>
          <table:table-cell office:value-type="float" office:value="916421">
            <text:p>916421</text:p>
          </table:table-cell>
          <table:table-cell office:value-type="float" office:value="0">
            <text:p>0</text:p>
          </table:table-cell>
          <table:table-cell table:formula="of:=([.H28]*100)/([.G28]+[.H28])" office:value-type="float" office:value="22.253732185337">
            <text:p>22,2537321853</text:p>
          </table:table-cell>
          <table:table-cell table:formula="of:=([.J28]*100)/[.D28]" office:value-type="float" office:value="0.0941555384187136">
            <text:p>0,0941555384</text:p>
          </table:table-cell>
          <table:table-cell table:formula="of:=([.L28]*100)/[.K28]" office:value-type="float" office:value="0">
            <text:p>0</text:p>
          </table:table-cell>
        </table:table-row>
        <table:table-row table:style-name="ro3">
          <table:table-cell office:value-type="string">
            <text:p>JPEG large code</text:p>
          </table:table-cell>
          <table:table-cell office:value-type="float" office:value="196368">
            <text:p>196368</text:p>
          </table:table-cell>
          <table:table-cell office:value-type="float" office:value="1628428">
            <text:p>1628428</text:p>
          </table:table-cell>
          <table:table-cell office:value-type="float" office:value="109076355">
            <text:p>109076355</text:p>
          </table:table-cell>
          <table:table-cell table:formula="of:=[.B29]/[.D29]" office:value-type="float" office:value="0.0018002801798795">
            <text:p>0,0018002802</text:p>
          </table:table-cell>
          <table:table-cell table:formula="of:=[.C29]/[.D29]" office:value-type="float" office:value="0.0149292484150208">
            <text:p>0,0149292484</text:p>
          </table:table-cell>
          <table:table-cell table:number-columns-repeated="2"/>
          <table:table-cell/>
          <table:table-cell table:number-columns-repeated="3"/>
          <table:table-cell table:formula="of:=([.H29]*100)/([.G29]+[.H29])" office:value-type="float" office:value="0">
            <text:p>#DIV/0!</text:p>
          </table:table-cell>
          <table:table-cell table:formula="of:=([.J29]*100)/[.D29]" office:value-type="float" office:value="0">
            <text:p>0</text:p>
          </table:table-cell>
          <table:table-cell table:formula="of:=([.L29]*100)/[.K29]" office:value-type="float" office:value="0">
            <text:p>#DIV/0!</text:p>
          </table:table-cell>
        </table:table-row>
        <table:table-row table:style-name="ro3">
          <table:table-cell office:value-type="string">
            <text:p>JPEG large decode</text:p>
          </table:table-cell>
          <table:table-cell office:value-type="float" office:value="256">
            <text:p>256</text:p>
          </table:table-cell>
          <table:table-cell office:value-type="float" office:value="214964">
            <text:p>214964</text:p>
          </table:table-cell>
          <table:table-cell office:value-type="float" office:value="29353751">
            <text:p>29353751</text:p>
          </table:table-cell>
          <table:table-cell table:formula="of:=[.B30]/[.D30]" office:value-type="float" office:value="0.00000872120227496649">
            <text:p>8,72120227496649E-006</text:p>
          </table:table-cell>
          <table:table-cell table:formula="of:=[.C30]/[.D30]" office:value-type="float" office:value="0.00732322080404647">
            <text:p>0,0073232208</text:p>
          </table:table-cell>
          <table:table-cell office:value-type="float" office:value="5417465">
            <text:p>5417465</text:p>
          </table:table-cell>
          <table:table-cell office:value-type="float" office:value="3442670">
            <text:p>3442670</text:p>
          </table:table-cell>
          <table:table-cell office:value-type="float" office:value="29345554">
            <text:p>29345554</text:p>
          </table:table-cell>
          <table:table-cell office:value-type="float" office:value="8196">
            <text:p>8196</text:p>
          </table:table-cell>
          <table:table-cell office:value-type="float" office:value="3262524">
            <text:p>3262524</text:p>
          </table:table-cell>
          <table:table-cell office:value-type="float" office:value="0">
            <text:p>0</text:p>
          </table:table-cell>
          <table:table-cell table:formula="of:=([.H30]*100)/([.G30]+[.H30])" office:value-type="float" office:value="38.8557284962362">
            <text:p>38,8557284962</text:p>
          </table:table-cell>
          <table:table-cell table:formula="of:=([.J30]*100)/[.D30]" office:value-type="float" office:value="0.0279214741584474">
            <text:p>0,0279214742</text:p>
          </table:table-cell>
          <table:table-cell table:formula="of:=([.L30]*100)/[.K30]" office:value-type="float" office:value="0">
            <text:p>0</text:p>
          </table:table-cell>
        </table:table-row>
        <table:table-row table:style-name="ro3">
          <table:table-cell office:value-type="string">
            <text:p>Lame small</text:p>
          </table:table-cell>
          <table:table-cell office:value-type="float" office:value="0">
            <text:p>0</text:p>
          </table:table-cell>
          <table:table-cell office:value-type="float" office:value="419059511">
            <text:p>419059511</text:p>
          </table:table-cell>
          <table:table-cell office:value-type="float" office:value="8033704571">
            <text:p>8033704571</text:p>
          </table:table-cell>
          <table:table-cell table:formula="of:=[.B31]/[.D31]" office:value-type="float" office:value="0">
            <text:p>0</text:p>
          </table:table-cell>
          <table:table-cell table:formula="of:=[.C31]/[.D31]" office:value-type="float" office:value="0.0521626738071397">
            <text:p>0,0521626738</text:p>
          </table:table-cell>
          <table:table-cell table:number-columns-repeated="2"/>
          <table:table-cell/>
          <table:table-cell table:number-columns-repeated="3"/>
          <table:table-cell table:formula="of:=([.H31]*100)/([.G31]+[.H31])" office:value-type="float" office:value="0">
            <text:p>#DIV/0!</text:p>
          </table:table-cell>
          <table:table-cell table:formula="of:=([.J31]*100)/[.D31]" office:value-type="float" office:value="0">
            <text:p>0</text:p>
          </table:table-cell>
          <table:table-cell table:formula="of:=([.L31]*100)/[.K31]" office:value-type="float" office:value="0">
            <text:p>#DIV/0!</text:p>
          </table:table-cell>
        </table:table-row>
        <table:table-row table:style-name="ro3">
          <table:table-cell table:number-columns-repeated="12"/>
          <table:table-cell table:formula="of:=(SUM([.M2:.M7])+SUM([.M9:.M31]))/29" office:value-type="float" office:value="0">
            <text:p>#DIV/0!</text:p>
          </table:table-cell>
          <table:table-cell table:formula="of:=(SUM([.N2:.N7])+SUM([.N9:.N31]))/29" office:value-type="float" office:value="0.0251130400973145">
            <text:p>0,0251130401</text:p>
          </table:table-cell>
          <table:table-cell table:formula="of:=(SUM([.O2:.O7])+SUM([.O9:.O31]))/29" office:value-type="float" office:value="0">
            <text:p>#DIV/0!</text:p>
          </table:table-cell>
        </table:table-row>
      </table:table>
      <table:table table:name="Sheet2" table:style-name="ta1">
        <office:forms form:automatic-focus="false" form:apply-design-mode="false"/>
        <table:table-column table:style-name="co7" table:default-cell-style-name="ce2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row table:style-name="ro2">
          <table:table-cell table:style-name="ce1" office:value-type="string">
            <text:p>Benchmark</text:p>
          </table:table-cell>
          <table:table-cell table:style-name="ce4" office:value-type="string">
            <text:p>Forwarding</text:p>
          </table:table-cell>
          <table:table-cell table:style-name="ce1" office:value-type="string">
            <text:p>Data Hazards</text:p>
          </table:table-cell>
          <table:table-cell table:style-name="ce1" office:value-type="string">
            <text:p>Branch Prediction Errors</text:p>
          </table:table-cell>
          <table:table-cell table:style-name="ce1" office:value-type="string">
            <text:p>Nº Total de Instruções Executadas</text:p>
          </table:table-cell>
          <table:table-cell table:style-name="ce1" office:value-type="string">
            <text:p>% Forwading/Total</text:p>
          </table:table-cell>
          <table:table-cell table:style-name="ce1" office:value-type="string">
            <text:p>% Hazards Errors/Total</text:p>
          </table:table-cell>
          <table:table-cell table:style-name="ce1" office:value-type="string">
            <text:p>% Branch Errors/ Total</text:p>
          </table:table-cell>
          <table:table-cell table:style-name="ce1" office:value-type="string">
            <text:p>Data Cache Hit DM</text:p>
          </table:table-cell>
          <table:table-cell table:style-name="ce1" office:value-type="string">
            <text:p>Data Cache Miss DM</text:p>
          </table:table-cell>
          <table:table-cell table:style-name="ce1" office:value-type="string">
            <text:p>Data Cache Hit Fully</text:p>
          </table:table-cell>
          <table:table-cell table:style-name="ce1" office:value-type="string">
            <text:p>Data Cache Miss Fully</text:p>
          </table:table-cell>
          <table:table-cell table:style-name="ce1" office:value-type="string">
            <text:p>Instruction Cache HIT </text:p>
          </table:table-cell>
          <table:table-cell table:style-name="ce1" office:value-type="string">
            <text:p>Instruction Cache MISS</text:p>
          </table:table-cell>
          <table:table-cell table:style-name="ce1" office:value-type="string">
            <text:p>Nº Instruções Store</text:p>
          </table:table-cell>
          <table:table-cell table:style-name="ce1" office:value-type="string">
            <text:p>Store Write Back</text:p>
          </table:table-cell>
          <table:table-cell table:style-name="ce1" office:value-type="string">
            <text:p>% Data Cache MISS</text:p>
          </table:table-cell>
          <table:table-cell table:style-name="ce1" office:value-type="string">
            <text:p>% Instruction Cache MISS</text:p>
          </table:table-cell>
          <table:table-cell table:style-name="ce1" office:value-type="string">
            <text:p>% Write Back</text:p>
          </table:table-cell>
        </table:table-row>
        <table:table-row table:style-name="ro2">
          <table:table-cell office:value-type="string">
            <text:p>Quicksort Small</text:p>
          </table:table-cell>
          <table:table-cell office:value-type="float" office:value="1543859">
            <text:p>1543859</text:p>
          </table:table-cell>
          <table:table-cell office:value-type="float" office:value="0">
            <text:p>0</text:p>
          </table:table-cell>
          <table:table-cell office:value-type="float" office:value="691161">
            <text:p>691161</text:p>
          </table:table-cell>
          <table:table-cell office:value-type="float" office:value="14412623">
            <text:p>14412623</text:p>
          </table:table-cell>
          <table:table-cell table:formula="of:=[.B2]/[.E2]" office:value-type="float" office:value="0.107118530749052">
            <text:p>0,1071185307</text:p>
          </table:table-cell>
          <table:table-cell table:formula="of:=[.C2]/[.E2]" office:value-type="float" office:value="0">
            <text:p>0</text:p>
          </table:table-cell>
          <table:table-cell table:formula="of:=[.D2]/[.E2]" office:value-type="float" office:value="0.0479552542240229">
            <text:p>0,0479552542</text:p>
          </table:table-cell>
          <table:table-cell office:value-type="float" office:value="3750507">
            <text:p>3750507</text:p>
          </table:table-cell>
          <table:table-cell office:value-type="float" office:value="843437">
            <text:p>843437</text:p>
          </table:table-cell>
          <table:table-cell office:value-type="float" office:value="2330971">
            <text:p>2330971</text:p>
          </table:table-cell>
          <table:table-cell office:value-type="float" office:value="2262973">
            <text:p>2262973</text:p>
          </table:table-cell>
          <table:table-cell office:value-type="float" office:value="14410333">
            <text:p>14410333</text:p>
          </table:table-cell>
          <table:table-cell office:value-type="float" office:value="2289">
            <text:p>2289</text:p>
          </table:table-cell>
          <table:table-cell office:value-type="float" office:value="1869728">
            <text:p>1869728</text:p>
          </table:table-cell>
          <table:table-cell office:value-type="float" office:value="61972">
            <text:p>61972</text:p>
          </table:table-cell>
          <table:table-cell table:formula="of:=([.L2]*100)/([.K2]+[.L2])" office:value-type="float" office:value="49.2599169689487">
            <text:p>49,2599169689</text:p>
          </table:table-cell>
          <table:table-cell table:formula="of:=([.N2]*100)/[.E2]" office:value-type="float" office:value="0.0158819112940094">
            <text:p>0,0158819113</text:p>
          </table:table-cell>
          <table:table-cell table:formula="of:=([.P2]*100)/[.O2]" office:value-type="float" office:value="3.31449280323127">
            <text:p>3,3144928032</text:p>
          </table:table-cell>
        </table:table-row>
        <table:table-row table:style-name="ro2">
          <table:table-cell office:value-type="string">
            <text:p>Quicksort Large</text:p>
          </table:table-cell>
          <table:table-cell office:value-type="float" office:value="273345020">
            <text:p>273345020</text:p>
          </table:table-cell>
          <table:table-cell office:value-type="float" office:value="0">
            <text:p>0</text:p>
          </table:table-cell>
          <table:table-cell office:value-type="float" office:value="54157443">
            <text:p>54157443</text:p>
          </table:table-cell>
          <table:table-cell office:value-type="float" office:value="989374482">
            <text:p>989374482</text:p>
          </table:table-cell>
          <table:table-cell table:formula="of:=[.B3]/[.E3]" office:value-type="float" office:value="0.276280644966139">
            <text:p>0,276280645</text:p>
          </table:table-cell>
          <table:table-cell table:formula="of:=[.C3]/[.E3]" office:value-type="float" office:value="0">
            <text:p>0</text:p>
          </table:table-cell>
          <table:table-cell table:formula="of:=[.D3]/[.E3]" office:value-type="float" office:value="0.0547390740162631">
            <text:p>0,054739074</text:p>
          </table:table-cell>
          <table:table-cell office:value-type="float" office:value="206286133">
            <text:p>206286133</text:p>
          </table:table-cell>
          <table:table-cell office:value-type="float" office:value="2789959">
            <text:p>2789959</text:p>
          </table:table-cell>
          <table:table-cell office:value-type="float" office:value="130369450">
            <text:p>130369450</text:p>
          </table:table-cell>
          <table:table-cell office:value-type="float" office:value="78706642">
            <text:p>78706642</text:p>
          </table:table-cell>
          <table:table-cell office:value-type="float" office:value="989370894">
            <text:p>989370894</text:p>
          </table:table-cell>
          <table:table-cell office:value-type="float" office:value="3587">
            <text:p>3587</text:p>
          </table:table-cell>
          <table:table-cell office:value-type="float" office:value="92285138">
            <text:p>92285138</text:p>
          </table:table-cell>
          <table:table-cell office:value-type="float" office:value="451423">
            <text:p>451423</text:p>
          </table:table-cell>
          <table:table-cell table:formula="of:=([.L3]*100)/([.K3]+[.L3])" office:value-type="float" office:value="37.6449747300614">
            <text:p>37,6449747301</text:p>
          </table:table-cell>
          <table:table-cell table:formula="of:=([.N3]*100)/[.E3]" office:value-type="float" office:value="0.000362552306053917">
            <text:p>0,0003625523</text:p>
          </table:table-cell>
          <table:table-cell table:formula="of:=([.P3]*100)/[.O3]" office:value-type="float" office:value="0.489161104142251">
            <text:p>0,4891611041</text:p>
          </table:table-cell>
        </table:table-row>
        <table:table-row table:style-name="ro4">
          <table:table-cell office:value-type="string">
            <text:p>Susan Corner Small</text:p>
          </table:table-cell>
          <table:table-cell office:value-type="float" office:value="882328">
            <text:p>882328</text:p>
          </table:table-cell>
          <table:table-cell office:value-type="float" office:value="0">
            <text:p>0</text:p>
          </table:table-cell>
          <table:table-cell office:value-type="float" office:value="167841">
            <text:p>167841</text:p>
          </table:table-cell>
          <table:table-cell office:value-type="float" office:value="3458872">
            <text:p>3458872</text:p>
          </table:table-cell>
          <table:table-cell table:formula="of:=[.B4]/[.E4]" office:value-type="float" office:value="0.255091255183771">
            <text:p>0,2550912552</text:p>
          </table:table-cell>
          <table:table-cell table:formula="of:=[.C4]/[.E4]" office:value-type="float" office:value="0">
            <text:p>0</text:p>
          </table:table-cell>
          <table:table-cell table:formula="of:=[.D4]/[.E4]" office:value-type="float" office:value="0.0485247791765639">
            <text:p>0,0485247792</text:p>
          </table:table-cell>
          <table:table-cell office:value-type="float" office:value="6215297">
            <text:p>6215297</text:p>
          </table:table-cell>
          <table:table-cell office:value-type="float" office:value="22490">
            <text:p>22490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L4]*100)/([.K4]+[.L4])" office:value-type="float" office:value="1.71111966471443">
            <text:p>1,7111196647</text:p>
          </table:table-cell>
          <table:table-cell table:formula="of:=([.N4]*100)/[.E4]" office:value-type="float" office:value="0.1304760627164">
            <text:p>0,1304760627</text:p>
          </table:table-cell>
          <table:table-cell table:formula="of:=([.P4]*100)/[.O4]" office:value-type="float" office:value="0">
            <text:p>0</text:p>
          </table:table-cell>
        </table:table-row>
        <table:table-row table:style-name="ro4">
          <table:table-cell office:value-type="string">
            <text:p>Susan Edges Small</text:p>
          </table:table-cell>
          <table:table-cell office:value-type="float" office:value="1657002">
            <text:p>1657002</text:p>
          </table:table-cell>
          <table:table-cell office:value-type="float" office:value="0">
            <text:p>0</text:p>
          </table:table-cell>
          <table:table-cell office:value-type="float" office:value="349551">
            <text:p>349551</text:p>
          </table:table-cell>
          <table:table-cell office:value-type="float" office:value="6887633">
            <text:p>6887633</text:p>
          </table:table-cell>
          <table:table-cell table:formula="of:=[.B5]/[.E5]" office:value-type="float" office:value="0.240576407018202">
            <text:p>0,240576407</text:p>
          </table:table-cell>
          <table:table-cell table:formula="of:=[.C5]/[.E5]" office:value-type="float" office:value="0">
            <text:p>0</text:p>
          </table:table-cell>
          <table:table-cell table:formula="of:=[.D5]/[.E5]" office:value-type="float" office:value="0.0507505263419233">
            <text:p>0,0507505263</text:p>
          </table:table-cell>
          <table:table-cell office:value-type="float" office:value="6215297">
            <text:p>6215297</text:p>
          </table:table-cell>
          <table:table-cell office:value-type="float" office:value="22490">
            <text:p>22490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L5]*100)/([.K5]+[.L5])" office:value-type="float" office:value="1.71111966471443">
            <text:p>1,7111196647</text:p>
          </table:table-cell>
          <table:table-cell table:formula="of:=([.N5]*100)/[.E5]" office:value-type="float" office:value="0.0655232356311668">
            <text:p>0,0655232356</text:p>
          </table:table-cell>
          <table:table-cell table:formula="of:=([.P5]*100)/[.O5]" office:value-type="float" office:value="0">
            <text:p>0</text:p>
          </table:table-cell>
        </table:table-row>
        <table:table-row table:style-name="ro4">
          <table:table-cell office:value-type="string">
            <text:p>Susan Smoothing Small</text:p>
          </table:table-cell>
          <table:table-cell office:value-type="float" office:value="15562439">
            <text:p>15562439</text:p>
          </table:table-cell>
          <table:table-cell office:value-type="float" office:value="2071">
            <text:p>2071</text:p>
          </table:table-cell>
          <table:table-cell office:value-type="float" office:value="543328">
            <text:p>543328</text:p>
          </table:table-cell>
          <table:table-cell office:value-type="float" office:value="35320189">
            <text:p>35320189</text:p>
          </table:table-cell>
          <table:table-cell table:formula="of:=[.B6]/[.E6]" office:value-type="float" office:value="0.440610297980002">
            <text:p>0,440610298</text:p>
          </table:table-cell>
          <table:table-cell table:formula="of:=[.C6]/[.E6]" office:value-type="float" office:value="0.0000586350203278924">
            <text:p>0,000058635</text:p>
          </table:table-cell>
          <table:table-cell table:formula="of:=[.D6]/[.E6]" office:value-type="float" office:value="0.0153829301423047">
            <text:p>0,0153829301</text:p>
          </table:table-cell>
          <table:table-cell office:value-type="float" office:value="6215297">
            <text:p>6215297</text:p>
          </table:table-cell>
          <table:table-cell office:value-type="float" office:value="22490">
            <text:p>22490</text:p>
          </table:table-cell>
          <table:table-cell office:value-type="float" office:value="6131051">
            <text:p>6131051</text:p>
          </table:table-cell>
          <table:table-cell office:value-type="float" office:value="106736">
            <text:p>106736</text:p>
          </table:table-cell>
          <table:table-cell office:value-type="float" office:value="35315650">
            <text:p>35315650</text:p>
          </table:table-cell>
          <table:table-cell office:value-type="float" office:value="4513">
            <text:p>4513</text:p>
          </table:table-cell>
          <table:table-cell office:value-type="float" office:value="634965">
            <text:p>634965</text:p>
          </table:table-cell>
          <table:table-cell office:value-type="float" office:value="0">
            <text:p>0</text:p>
          </table:table-cell>
          <table:table-cell table:formula="of:=([.L6]*100)/([.K6]+[.L6])" office:value-type="float" office:value="1.71111966471443">
            <text:p>1,7111196647</text:p>
          </table:table-cell>
          <table:table-cell table:formula="of:=([.N6]*100)/[.E6]" office:value-type="float" office:value="0.0127773948208488">
            <text:p>0,0127773948</text:p>
          </table:table-cell>
          <table:table-cell table:formula="of:=([.P6]*100)/[.O6]" office:value-type="float" office:value="0">
            <text:p>0</text:p>
          </table:table-cell>
        </table:table-row>
        <table:table-row table:style-name="ro4">
          <table:table-cell office:value-type="string">
            <text:p>Basic Math Small</text:p>
          </table:table-cell>
          <table:table-cell office:value-type="float" office:value="289839658">
            <text:p>289839658</text:p>
          </table:table-cell>
          <table:table-cell office:value-type="float" office:value="0">
            <text:p>0</text:p>
          </table:table-cell>
          <table:table-cell office:value-type="float" office:value="63160044">
            <text:p>63160044</text:p>
          </table:table-cell>
          <table:table-cell office:value-type="float" office:value="1361274783">
            <text:p>1361274783</text:p>
          </table:table-cell>
          <table:table-cell table:formula="of:=[.B7]/[.E7]" office:value-type="float" office:value="0.21291781910574">
            <text:p>0,2129178191</text:p>
          </table:table-cell>
          <table:table-cell table:formula="of:=[.C7]/[.E7]" office:value-type="float" office:value="0">
            <text:p>0</text:p>
          </table:table-cell>
          <table:table-cell table:formula="of:=[.D7]/[.E7]" office:value-type="float" office:value="0.0463977183657269">
            <text:p>0,0463977184</text:p>
          </table:table-cell>
          <table:table-cell office:value-type="float" office:value="238986743">
            <text:p>238986743</text:p>
          </table:table-cell>
          <table:table-cell office:value-type="float" office:value="21386">
            <text:p>21386</text:p>
          </table:table-cell>
          <table:table-cell office:value-type="float" office:value="238855368">
            <text:p>238855368</text:p>
          </table:table-cell>
          <table:table-cell office:value-type="float" office:value="152761">
            <text:p>152761</text:p>
          </table:table-cell>
          <table:table-cell office:value-type="float" office:value="1361267360">
            <text:p>1361267360</text:p>
          </table:table-cell>
          <table:table-cell office:value-type="float" office:value="7422">
            <text:p>7422</text:p>
          </table:table-cell>
          <table:table-cell office:value-type="float" office:value="114822706">
            <text:p>114822706</text:p>
          </table:table-cell>
          <table:table-cell office:value-type="float" office:value="129">
            <text:p>129</text:p>
          </table:table-cell>
          <table:table-cell table:formula="of:=([.L7]*100)/([.K7]+[.L7])" office:value-type="float" office:value="0.0639145625042736">
            <text:p>0,0639145625</text:p>
          </table:table-cell>
          <table:table-cell table:formula="of:=([.N7]*100)/[.E7]" office:value-type="float" office:value="0.000545224233394177">
            <text:p>0,0005452242</text:p>
          </table:table-cell>
          <table:table-cell table:formula="of:=([.P7]*100)/[.O7]" office:value-type="float" office:value="0.000112347117128558">
            <text:p>0,0001123471</text:p>
          </table:table-cell>
        </table:table-row>
        <table:table-row table:style-name="ro4">
          <table:table-cell office:value-type="string">
            <text:p>Bit Count Small</text:p>
          </table:table-cell>
          <table:table-cell office:value-type="float" office:value="8646890">
            <text:p>8646890</text:p>
          </table:table-cell>
          <table:table-cell office:value-type="float" office:value="0">
            <text:p>0</text:p>
          </table:table-cell>
          <table:table-cell office:value-type="float" office:value="527688">
            <text:p>527688</text:p>
          </table:table-cell>
          <table:table-cell office:value-type="float" office:value="45593674">
            <text:p>45593674</text:p>
          </table:table-cell>
          <table:table-cell table:formula="of:=[.B8]/[.E8]" office:value-type="float" office:value="0.189651090631564">
            <text:p>0,1896510906</text:p>
          </table:table-cell>
          <table:table-cell table:formula="of:=[.C8]/[.E8]" office:value-type="float" office:value="0">
            <text:p>0</text:p>
          </table:table-cell>
          <table:table-cell table:formula="of:=[.D8]/[.E8]" office:value-type="float" office:value="0.0115737108617305">
            <text:p>0,0115737109</text:p>
          </table:table-cell>
          <table:table-cell office:value-type="float" office:value="5109637">
            <text:p>5109637</text:p>
          </table:table-cell>
          <table:table-cell office:value-type="float" office:value="944">
            <text:p>944</text:p>
          </table:table-cell>
          <table:table-cell office:value-type="float" office:value="5109637">
            <text:p>5109637</text:p>
          </table:table-cell>
          <table:table-cell office:value-type="float" office:value="944">
            <text:p>944</text:p>
          </table:table-cell>
          <table:table-cell office:value-type="float" office:value="45591208">
            <text:p>45591208</text:p>
          </table:table-cell>
          <table:table-cell office:value-type="float" office:value="2465">
            <text:p>2465</text:p>
          </table:table-cell>
          <table:table-cell office:value-type="float" office:value="1279128">
            <text:p>1279128</text:p>
          </table:table-cell>
          <table:table-cell office:value-type="float" office:value="0">
            <text:p>0</text:p>
          </table:table-cell>
          <table:table-cell table:formula="of:=([.L8]*100)/([.K8]+[.L8])" office:value-type="float" office:value="0.0184714810312174">
            <text:p>0,018471481</text:p>
          </table:table-cell>
          <table:table-cell table:formula="of:=([.N8]*100)/[.E8]" office:value-type="float" office:value="0.00540645178100804">
            <text:p>0,0054064518</text:p>
          </table:table-cell>
          <table:table-cell table:formula="of:=([.P8]*100)/[.O8]" office:value-type="float" office:value="0">
            <text:p>0</text:p>
          </table:table-cell>
        </table:table-row>
        <table:table-row table:style-name="ro4">
          <table:table-cell office:value-type="string">
            <text:p>Bit Count Large</text:p>
          </table:table-cell>
          <table:table-cell office:value-type="float" office:value="130050447">
            <text:p>130050447</text:p>
          </table:table-cell>
          <table:table-cell office:value-type="float" office:value="0">
            <text:p>0</text:p>
          </table:table-cell>
          <table:table-cell office:value-type="float" office:value="7877758">
            <text:p>7877758</text:p>
          </table:table-cell>
          <table:table-cell office:value-type="float" office:value="684250382">
            <text:p>684250382</text:p>
          </table:table-cell>
          <table:table-cell table:formula="of:=[.B9]/[.E9]" office:value-type="float" office:value="0.190062658963923">
            <text:p>0,190062659</text:p>
          </table:table-cell>
          <table:table-cell table:formula="of:=[.C9]/[.E9]" office:value-type="float" office:value="0">
            <text:p>0</text:p>
          </table:table-cell>
          <table:table-cell table:formula="of:=[.D9]/[.E9]" office:value-type="float" office:value="0.0115129756697746">
            <text:p>0,0115129757</text:p>
          </table:table-cell>
          <table:table-cell office:value-type="float" office:value="76509835">
            <text:p>76509835</text:p>
          </table:table-cell>
          <table:table-cell office:value-type="float" office:value="948">
            <text:p>948</text:p>
          </table:table-cell>
          <table:table-cell office:value-type="float" office:value="76509835">
            <text:p>76509835</text:p>
          </table:table-cell>
          <table:table-cell office:value-type="float" office:value="948">
            <text:p>948</text:p>
          </table:table-cell>
          <table:table-cell office:value-type="float" office:value="684247916">
            <text:p>684247916</text:p>
          </table:table-cell>
          <table:table-cell office:value-type="float" office:value="2465">
            <text:p>2465</text:p>
          </table:table-cell>
          <table:table-cell office:value-type="float" office:value="19129240">
            <text:p>19129240</text:p>
          </table:table-cell>
          <table:table-cell office:value-type="float" office:value="0">
            <text:p>0</text:p>
          </table:table-cell>
          <table:table-cell table:formula="of:=([.L9]*100)/([.K9]+[.L9])" office:value-type="float" office:value="0.00123904103817628">
            <text:p>0,001239041</text:p>
          </table:table-cell>
          <table:table-cell table:formula="of:=([.N9]*100)/[.E9]" office:value-type="float" office:value="0.000360248246087205">
            <text:p>0,0003602482</text:p>
          </table:table-cell>
          <table:table-cell table:formula="of:=([.P9]*100)/[.O9]" office:value-type="float" office:value="0">
            <text:p>0</text:p>
          </table:table-cell>
        </table:table-row>
        <table:table-row table:style-name="ro4">
          <table:table-cell office:value-type="string">
            <text:p>CRC 32 Small</text:p>
          </table:table-cell>
          <table:table-cell office:value-type="float" office:value="4117055">
            <text:p>4117055</text:p>
          </table:table-cell>
          <table:table-cell office:value-type="float" office:value="0">
            <text:p>0</text:p>
          </table:table-cell>
          <table:table-cell office:value-type="float" office:value="2991">
            <text:p>2991</text:p>
          </table:table-cell>
          <table:table-cell office:value-type="float" office:value="31642738">
            <text:p>31642738</text:p>
          </table:table-cell>
          <table:table-cell table:formula="of:=[.B10]/[.E10]" office:value-type="float" office:value="0.130110580190627">
            <text:p>0,1301105802</text:p>
          </table:table-cell>
          <table:table-cell table:formula="of:=[.C10]/[.E10]" office:value-type="float" office:value="0">
            <text:p>0</text:p>
          </table:table-cell>
          <table:table-cell table:formula="of:=[.D10]/[.E10]" office:value-type="float" office:value="0.000094524057937085">
            <text:p>9,4524057937085E-005</text:p>
          </table:table-cell>
          <table:table-cell office:value-type="float" office:value="11001443">
            <text:p>11001443</text:p>
          </table:table-cell>
          <table:table-cell office:value-type="float" office:value="1625">
            <text:p>1625</text:p>
          </table:table-cell>
          <table:table-cell office:value-type="float" office:value="11001443">
            <text:p>11001443</text:p>
          </table:table-cell>
          <table:table-cell office:value-type="float" office:value="1625">
            <text:p>1625</text:p>
          </table:table-cell>
          <table:table-cell office:value-type="float" office:value="31640946">
            <text:p>31640946</text:p>
          </table:table-cell>
          <table:table-cell office:value-type="float" office:value="1893">
            <text:p>1893</text:p>
          </table:table-cell>
          <table:table-cell office:value-type="float" office:value="4127281">
            <text:p>4127281</text:p>
          </table:table-cell>
          <table:table-cell office:value-type="float" office:value="0">
            <text:p>0</text:p>
          </table:table-cell>
          <table:table-cell table:formula="of:=([.L10]*100)/([.K10]+[.L10])" office:value-type="float" office:value="0.0147686081736476">
            <text:p>0,0147686082</text:p>
          </table:table-cell>
          <table:table-cell table:formula="of:=([.N10]*100)/[.E10]" office:value-type="float" office:value="0.00598241530173527">
            <text:p>0,0059824153</text:p>
          </table:table-cell>
          <table:table-cell table:formula="of:=([.P10]*100)/[.O10]" office:value-type="float" office:value="0">
            <text:p>0</text:p>
          </table:table-cell>
        </table:table-row>
        <table:table-row table:style-name="ro4">
          <table:table-cell office:value-type="string">
            <text:p>CRC 32 Large</text:p>
          </table:table-cell>
          <table:table-cell office:value-type="float" office:value="80016746">
            <text:p>80016746</text:p>
          </table:table-cell>
          <table:table-cell office:value-type="float" office:value="0">
            <text:p>0</text:p>
          </table:table-cell>
          <table:table-cell office:value-type="float" office:value="52302">
            <text:p>52302</text:p>
          </table:table-cell>
          <table:table-cell office:value-type="float" office:value="615051526">
            <text:p>615051526</text:p>
          </table:table-cell>
          <table:table-cell table:formula="of:=[.B11]/[.E11]" office:value-type="float" office:value="0.130097630226837">
            <text:p>0,1300976302</text:p>
          </table:table-cell>
          <table:table-cell table:formula="of:=[.C11]/[.E11]" office:value-type="float" office:value="0">
            <text:p>0</text:p>
          </table:table-cell>
          <table:table-cell table:formula="of:=[.D11]/[.E11]" office:value-type="float" office:value="0.0000850367778780212">
            <text:p>8,50367778780212E-005</text:p>
          </table:table-cell>
          <table:table-cell office:value-type="float" office:value="213876893">
            <text:p>213876893</text:p>
          </table:table-cell>
          <table:table-cell office:value-type="float" office:value="1625">
            <text:p>1625</text:p>
          </table:table-cell>
          <table:table-cell office:value-type="float" office:value="213876893">
            <text:p>213876893</text:p>
          </table:table-cell>
          <table:table-cell office:value-type="float" office:value="1625">
            <text:p>1625</text:p>
          </table:table-cell>
          <table:table-cell office:value-type="float" office:value="615049734">
            <text:p>615049734</text:p>
          </table:table-cell>
          <table:table-cell office:value-type="float" office:value="1893">
            <text:p>1893</text:p>
          </table:table-cell>
          <table:table-cell office:value-type="float" office:value="80224068">
            <text:p>80224068</text:p>
          </table:table-cell>
          <table:table-cell/>
          <table:table-cell table:formula="of:=([.L11]*100)/([.K11]+[.L11])" office:value-type="float" office:value="0.000759777099259683">
            <text:p>0,0007597771</text:p>
          </table:table-cell>
          <table:table-cell table:formula="of:=([.N11]*100)/[.E11]" office:value-type="float" office:value="0.000307779091665891">
            <text:p>0,0003077791</text:p>
          </table:table-cell>
          <table:table-cell table:formula="of:=([.P11]*100)/[.O11]" office:value-type="float" office:value="0">
            <text:p>0</text:p>
          </table:table-cell>
        </table:table-row>
        <table:table-row table:style-name="ro5">
          <table:table-cell office:value-type="string">
            <text:p>ADPCM Small Encode</text:p>
          </table:table-cell>
          <table:table-cell table:style-name="ce6" office:value-type="float" office:value="20525693">
            <text:p>20525693</text:p>
          </table:table-cell>
          <table:table-cell office:value-type="float" office:value="0">
            <text:p>0</text:p>
          </table:table-cell>
          <table:table-cell office:value-type="float" office:value="1823002">
            <text:p>1823002</text:p>
          </table:table-cell>
          <table:table-cell office:value-type="float" office:value="34628836">
            <text:p>34628836</text:p>
          </table:table-cell>
          <table:table-cell table:formula="of:=[.B12]/[.E12]" office:value-type="float" office:value="0.592734130595669">
            <text:p>0,5927341306</text:p>
          </table:table-cell>
          <table:table-cell table:formula="of:=[.C12]/[.E12]" office:value-type="float" office:value="0">
            <text:p>0</text:p>
          </table:table-cell>
          <table:table-cell table:formula="of:=[.D12]/[.E12]" office:value-type="float" office:value="0.0526440449803164">
            <text:p>0,052644045</text:p>
          </table:table-cell>
          <table:table-cell office:value-type="float" office:value="23301729">
            <text:p>23301729</text:p>
          </table:table-cell>
          <table:table-cell office:value-type="float" office:value="6392926">
            <text:p>6392926</text:p>
          </table:table-cell>
          <table:table-cell office:value-type="float" office:value="2250688">
            <text:p>2250688</text:p>
          </table:table-cell>
          <table:table-cell office:value-type="float" office:value="236450">
            <text:p>236450</text:p>
          </table:table-cell>
          <table:table-cell office:value-type="float" office:value="406830634">
            <text:p>406830634</text:p>
          </table:table-cell>
          <table:table-cell office:value-type="float" office:value="1598">
            <text:p>1598</text:p>
          </table:table-cell>
          <table:table-cell office:value-type="float" office:value="482830">
            <text:p>482830</text:p>
          </table:table-cell>
          <table:table-cell office:value-type="float" office:value="1">
            <text:p>1</text:p>
          </table:table-cell>
          <table:table-cell table:formula="of:=([.L12]*100)/([.K12]+[.L12])" office:value-type="float" office:value="9.50691115651805">
            <text:p>9,5069111565</text:p>
          </table:table-cell>
          <table:table-cell table:formula="of:=([.N12]*100)/[.E12]" office:value-type="float" office:value="0.00461465121149322">
            <text:p>0,0046146512</text:p>
          </table:table-cell>
          <table:table-cell table:formula="of:=([.P12]*100)/[.O12]" office:value-type="float" office:value="0.000207112234119669">
            <text:p>0,0002071122</text:p>
          </table:table-cell>
        </table:table-row>
        <table:table-row table:style-name="ro4">
          <table:table-cell office:value-type="string">
            <text:p>ADPCM Small Decode</text:p>
          </table:table-cell>
          <table:table-cell office:value-type="float" office:value="11222851">
            <text:p>11222851</text:p>
          </table:table-cell>
          <table:table-cell office:value-type="float" office:value="0">
            <text:p>0</text:p>
          </table:table-cell>
          <table:table-cell office:value-type="float" office:value="1463997">
            <text:p>1463997</text:p>
          </table:table-cell>
          <table:table-cell office:value-type="float" office:value="27256674">
            <text:p>27256674</text:p>
          </table:table-cell>
          <table:table-cell table:formula="of:=[.B13]/[.E13]" office:value-type="float" office:value="0.41174689912643">
            <text:p>0,4117468991</text:p>
          </table:table-cell>
          <table:table-cell table:formula="of:=[.C13]/[.E13]" office:value-type="float" office:value="0">
            <text:p>0</text:p>
          </table:table-cell>
          <table:table-cell table:formula="of:=[.D13]/[.E13]" office:value-type="float" office:value="0.0537115056664654">
            <text:p>0,0537115057</text:p>
          </table:table-cell>
          <table:table-cell office:value-type="float" office:value="23470579">
            <text:p>23470579</text:p>
          </table:table-cell>
          <table:table-cell office:value-type="float" office:value="6439154">
            <text:p>6439154</text:p>
          </table:table-cell>
          <table:table-cell office:value-type="float" office:value="2544619">
            <text:p>2544619</text:p>
          </table:table-cell>
          <table:table-cell office:value-type="float" office:value="265136">
            <text:p>265136</text:p>
          </table:table-cell>
          <table:table-cell office:value-type="float" office:value="409777916">
            <text:p>409777916</text:p>
          </table:table-cell>
          <table:table-cell office:value-type="float" office:value="1598">
            <text:p>1598</text:p>
          </table:table-cell>
          <table:table-cell office:value-type="float" office:value="544294">
            <text:p>544294</text:p>
          </table:table-cell>
          <table:table-cell office:value-type="float" office:value="1">
            <text:p>1</text:p>
          </table:table-cell>
          <table:table-cell table:formula="of:=([.L13]*100)/([.K13]+[.L13])" office:value-type="float" office:value="9.43626757493091">
            <text:p>9,4362675749</text:p>
          </table:table-cell>
          <table:table-cell table:formula="of:=([.N13]*100)/[.E13]" office:value-type="float" office:value="0.00586278428541942">
            <text:p>0,0058627843</text:p>
          </table:table-cell>
          <table:table-cell table:formula="of:=([.P13]*100)/[.O13]" office:value-type="float" office:value="0.000183724237268829">
            <text:p>0,0001837242</text:p>
          </table:table-cell>
        </table:table-row>
        <table:table-row table:style-name="ro4">
          <table:table-cell office:value-type="string">
            <text:p>FFT Small</text:p>
          </table:table-cell>
          <table:table-cell office:value-type="float" office:value="178296090">
            <text:p>178296090</text:p>
          </table:table-cell>
          <table:table-cell office:value-type="float" office:value="0">
            <text:p>0</text:p>
          </table:table-cell>
          <table:table-cell office:value-type="float" office:value="32484086">
            <text:p>32484086</text:p>
          </table:table-cell>
          <table:table-cell office:value-type="float" office:value="760568629">
            <text:p>760568629</text:p>
          </table:table-cell>
          <table:table-cell table:formula="of:=[.B14]/[.E14]" office:value-type="float" office:value="0.234424722768838">
            <text:p>0,2344247228</text:p>
          </table:table-cell>
          <table:table-cell table:formula="of:=[.C14]/[.E14]" office:value-type="float" office:value="0">
            <text:p>0</text:p>
          </table:table-cell>
          <table:table-cell table:formula="of:=[.D14]/[.E14]" office:value-type="float" office:value="0.0427102627710405">
            <text:p>0,0427102628</text:p>
          </table:table-cell>
          <table:table-cell office:value-type="float" office:value="157247551">
            <text:p>157247551</text:p>
          </table:table-cell>
          <table:table-cell office:value-type="float" office:value="221380">
            <text:p>221380</text:p>
          </table:table-cell>
          <table:table-cell office:value-type="float" office:value="148707468">
            <text:p>148707468</text:p>
          </table:table-cell>
          <table:table-cell office:value-type="float" office:value="8761463">
            <text:p>8761463</text:p>
          </table:table-cell>
          <table:table-cell office:value-type="float" office:value="760561981">
            <text:p>760561981</text:p>
          </table:table-cell>
          <table:table-cell office:value-type="float" office:value="6647">
            <text:p>6647</text:p>
          </table:table-cell>
          <table:table-cell office:value-type="float" office:value="74683247">
            <text:p>74683247</text:p>
          </table:table-cell>
          <table:table-cell office:value-type="float" office:value="179599">
            <text:p>179599</text:p>
          </table:table-cell>
          <table:table-cell table:formula="of:=([.L14]*100)/([.K14]+[.L14])" office:value-type="float" office:value="5.56393121129399">
            <text:p>5,5639312113</text:p>
          </table:table-cell>
          <table:table-cell table:formula="of:=([.N14]*100)/[.E14]" office:value-type="float" office:value="0.000873951376188039">
            <text:p>0,0008739514</text:p>
          </table:table-cell>
          <table:table-cell table:formula="of:=([.P14]*100)/[.O14]" office:value-type="float" office:value="0.240480974267228">
            <text:p>0,2404809743</text:p>
          </table:table-cell>
        </table:table-row>
        <table:table-row table:style-name="ro2">
          <table:table-cell office:value-type="string">
            <text:p>FFT Inv Small</text:p>
          </table:table-cell>
          <table:table-cell office:value-type="float" office:value="426966164">
            <text:p>426966164</text:p>
          </table:table-cell>
          <table:table-cell office:value-type="float" office:value="0">
            <text:p>0</text:p>
          </table:table-cell>
          <table:table-cell office:value-type="float" office:value="80122790">
            <text:p>80122790</text:p>
          </table:table-cell>
          <table:table-cell office:value-type="float" office:value="1822953522">
            <text:p>1822953522</text:p>
          </table:table-cell>
          <table:table-cell table:formula="of:=[.B15]/[.E15]" office:value-type="float" office:value="0.234216703194696">
            <text:p>0,2342167032</text:p>
          </table:table-cell>
          <table:table-cell table:formula="of:=[.C15]/[.E15]" office:value-type="float" office:value="0">
            <text:p>0</text:p>
          </table:table-cell>
          <table:table-cell table:formula="of:=[.D15]/[.E15]" office:value-type="float" office:value="0.0439521847557011">
            <text:p>0,0439521848</text:p>
          </table:table-cell>
          <table:table-cell office:value-type="float" office:value="370480131">
            <text:p>370480131</text:p>
          </table:table-cell>
          <table:table-cell office:value-type="float" office:value="4897822">
            <text:p>4897822</text:p>
          </table:table-cell>
          <table:table-cell office:value-type="float" office:value="338187108">
            <text:p>338187108</text:p>
          </table:table-cell>
          <table:table-cell office:value-type="float" office:value="37190845">
            <text:p>37190845</text:p>
          </table:table-cell>
          <table:table-cell office:value-type="float" office:value="1822947014">
            <text:p>1822947014</text:p>
          </table:table-cell>
          <table:table-cell office:value-type="float" office:value="6507">
            <text:p>6507</text:p>
          </table:table-cell>
          <table:table-cell office:value-type="float" office:value="177465820">
            <text:p>177465820</text:p>
          </table:table-cell>
          <table:table-cell office:value-type="float" office:value="525231">
            <text:p>525231</text:p>
          </table:table-cell>
          <table:table-cell table:formula="of:=([.L15]*100)/([.K15]+[.L15])" office:value-type="float" office:value="9.90757307475647">
            <text:p>9,9075730748</text:p>
          </table:table-cell>
          <table:table-cell table:formula="of:=([.N15]*100)/[.E15]" office:value-type="float" office:value="0.00035694821186999">
            <text:p>0,0003569482</text:p>
          </table:table-cell>
          <table:table-cell table:formula="of:=([.P15]*100)/[.O15]" office:value-type="float" office:value="0.295961780133211">
            <text:p>0,2959617801</text:p>
          </table:table-cell>
        </table:table-row>
        <table:table-row table:style-name="ro2">
          <table:table-cell office:value-type="string">
            <text:p>Gsm Encode Small</text:p>
          </table:table-cell>
          <table:table-cell office:value-type="float" office:value="14852449">
            <text:p>14852449</text:p>
          </table:table-cell>
          <table:table-cell office:value-type="float" office:value="0">
            <text:p>0</text:p>
          </table:table-cell>
          <table:table-cell office:value-type="float" office:value="288643">
            <text:p>288643</text:p>
          </table:table-cell>
          <table:table-cell office:value-type="float" office:value="32662529">
            <text:p>32662529</text:p>
          </table:table-cell>
          <table:table-cell table:formula="of:=[.B16]/[.E16]" office:value-type="float" office:value="0.454724403000147">
            <text:p>0,454724403</text:p>
          </table:table-cell>
          <table:table-cell table:formula="of:=[.C16]/[.E16]" office:value-type="float" office:value="0">
            <text:p>0</text:p>
          </table:table-cell>
          <table:table-cell table:formula="of:=[.D16]/[.E16]" office:value-type="float" office:value="0.00883712954376558">
            <text:p>0,0088371295</text:p>
          </table:table-cell>
          <table:table-cell office:value-type="float" office:value="10210670">
            <text:p>10210670</text:p>
          </table:table-cell>
          <table:table-cell office:value-type="float" office:value="3631">
            <text:p>3631</text:p>
          </table:table-cell>
          <table:table-cell office:value-type="float" office:value="10210670">
            <text:p>10210670</text:p>
          </table:table-cell>
          <table:table-cell office:value-type="float" office:value="3631">
            <text:p>3631</text:p>
          </table:table-cell>
          <table:table-cell office:value-type="float" office:value="32655857">
            <text:p>32655857</text:p>
          </table:table-cell>
          <table:table-cell office:value-type="float" office:value="6662">
            <text:p>6662</text:p>
          </table:table-cell>
          <table:table-cell office:value-type="float" office:value="3088903">
            <text:p>3088903</text:p>
          </table:table-cell>
          <table:table-cell office:value-type="float" office:value="0">
            <text:p>0</text:p>
          </table:table-cell>
          <table:table-cell table:formula="of:=([.L16]*100)/([.K16]+[.L16])" office:value-type="float" office:value="0.0355481985502483">
            <text:p>0,0355481986</text:p>
          </table:table-cell>
          <table:table-cell table:formula="of:=([.N16]*100)/[.E16]" office:value-type="float" office:value="0.0203964610333756">
            <text:p>0,020396461</text:p>
          </table:table-cell>
          <table:table-cell table:formula="of:=([.P16]*100)/[.O16]" office:value-type="float" office:value="0">
            <text:p>0</text:p>
          </table:table-cell>
        </table:table-row>
        <table:table-row table:style-name="ro2">
          <table:table-cell office:value-type="string">
            <text:p>Gsm Decode Small</text:p>
          </table:table-cell>
          <table:table-cell office:value-type="float" office:value="6064070">
            <text:p>6064070</text:p>
          </table:table-cell>
          <table:table-cell office:value-type="float" office:value="790">
            <text:p>790</text:p>
          </table:table-cell>
          <table:table-cell office:value-type="float" office:value="80596">
            <text:p>80596</text:p>
          </table:table-cell>
          <table:table-cell office:value-type="float" office:value="9613043">
            <text:p>9613043</text:p>
          </table:table-cell>
          <table:table-cell table:formula="of:=[.B17]/[.E17]" office:value-type="float" office:value="0.630816901578408">
            <text:p>0,6308169016</text:p>
          </table:table-cell>
          <table:table-cell table:formula="of:=[.C17]/[.E17]" office:value-type="float" office:value="0.0000821800131342386">
            <text:p>0,00008218</text:p>
          </table:table-cell>
          <table:table-cell table:formula="of:=[.D17]/[.E17]" office:value-type="float" office:value="0.00838402574502164">
            <text:p>0,0083840257</text:p>
          </table:table-cell>
          <table:table-cell office:value-type="float" office:value="1448740">
            <text:p>1448740</text:p>
          </table:table-cell>
          <table:table-cell office:value-type="float" office:value="6914">
            <text:p>6914</text:p>
          </table:table-cell>
          <table:table-cell office:value-type="float" office:value="1448740">
            <text:p>1448740</text:p>
          </table:table-cell>
          <table:table-cell office:value-type="float" office:value="6914">
            <text:p>6914</text:p>
          </table:table-cell>
          <table:table-cell office:value-type="float" office:value="9608477">
            <text:p>9608477</text:p>
          </table:table-cell>
          <table:table-cell office:value-type="float" office:value="4691">
            <text:p>4691</text:p>
          </table:table-cell>
          <table:table-cell office:value-type="float" office:value="509506">
            <text:p>509506</text:p>
          </table:table-cell>
          <table:table-cell office:value-type="float" office:value="0">
            <text:p>0</text:p>
          </table:table-cell>
          <table:table-cell table:formula="of:=([.L17]*100)/([.K17]+[.L17])" office:value-type="float" office:value="0.474975509289982">
            <text:p>0,4749755093</text:p>
          </table:table-cell>
          <table:table-cell table:formula="of:=([.N17]*100)/[.E17]" office:value-type="float" office:value="0.0487982837484447">
            <text:p>0,0487982837</text:p>
          </table:table-cell>
          <table:table-cell table:formula="of:=([.P17]*100)/[.O17]" office:value-type="float" office:value="0">
            <text:p>0</text:p>
          </table:table-cell>
        </table:table-row>
        <table:table-row table:style-name="ro2">
          <table:table-cell office:value-type="string">
            <text:p>Djikstra Small</text:p>
          </table:table-cell>
          <table:table-cell office:value-type="float" office:value="42373997">
            <text:p>42373997</text:p>
          </table:table-cell>
          <table:table-cell office:value-type="float" office:value="0">
            <text:p>0</text:p>
          </table:table-cell>
          <table:table-cell office:value-type="float" office:value="501576">
            <text:p>501576</text:p>
          </table:table-cell>
          <table:table-cell office:value-type="float" office:value="59353158">
            <text:p>59353158</text:p>
          </table:table-cell>
          <table:table-cell table:formula="of:=[.B18]/[.E18]" office:value-type="float" office:value="0.713929947922906">
            <text:p>0,7139299479</text:p>
          </table:table-cell>
          <table:table-cell table:formula="of:=[.C18]/[.E18]" office:value-type="float" office:value="0">
            <text:p>0</text:p>
          </table:table-cell>
          <table:table-cell table:formula="of:=[.D18]/[.E18]" office:value-type="float" office:value="0.00845070451011217">
            <text:p>0,0084507045</text:p>
          </table:table-cell>
          <table:table-cell office:value-type="float" office:value="11577034">
            <text:p>11577034</text:p>
          </table:table-cell>
          <table:table-cell office:value-type="float" office:value="1255563">
            <text:p>1255563</text:p>
          </table:table-cell>
          <table:table-cell office:value-type="float" office:value="12818355">
            <text:p>12818355</text:p>
          </table:table-cell>
          <table:table-cell office:value-type="float" office:value="14242">
            <text:p>14242</text:p>
          </table:table-cell>
          <table:table-cell office:value-type="float" office:value="59350544">
            <text:p>59350544</text:p>
          </table:table-cell>
          <table:table-cell office:value-type="float" office:value="2613">
            <text:p>2613</text:p>
          </table:table-cell>
          <table:table-cell office:value-type="float" office:value="3879529">
            <text:p>3879529</text:p>
          </table:table-cell>
          <table:table-cell office:value-type="float" office:value="0">
            <text:p>0</text:p>
          </table:table-cell>
          <table:table-cell table:formula="of:=([.L18]*100)/([.K18]+[.L18])" office:value-type="float" office:value="0.110982991205911">
            <text:p>0,1109829912</text:p>
          </table:table-cell>
          <table:table-cell table:formula="of:=([.N18]*100)/[.E18]" office:value-type="float" office:value="0.00440246161796479">
            <text:p>0,0044024616</text:p>
          </table:table-cell>
          <table:table-cell table:formula="of:=([.P18]*100)/[.O18]" office:value-type="float" office:value="0">
            <text:p>0</text:p>
          </table:table-cell>
        </table:table-row>
        <table:table-row table:style-name="ro2">
          <table:table-cell office:value-type="string">
            <text:p>Djikstra Large</text:p>
          </table:table-cell>
          <table:table-cell office:value-type="float" office:value="211769293">
            <text:p>211769293</text:p>
          </table:table-cell>
          <table:table-cell office:value-type="float" office:value="0">
            <text:p>0</text:p>
          </table:table-cell>
          <table:table-cell office:value-type="float" office:value="1562451">
            <text:p>1562451</text:p>
          </table:table-cell>
          <table:table-cell office:value-type="float" office:value="285280151">
            <text:p>285280151</text:p>
          </table:table-cell>
          <table:table-cell table:formula="of:=[.B19]/[.E19]" office:value-type="float" office:value="0.742320460283267">
            <text:p>0,7423204603</text:p>
          </table:table-cell>
          <table:table-cell table:formula="of:=[.C19]/[.E19]" office:value-type="float" office:value="0">
            <text:p>0</text:p>
          </table:table-cell>
          <table:table-cell table:formula="of:=[.D19]/[.E19]" office:value-type="float" office:value="0.00547690049420929">
            <text:p>0,0054769005</text:p>
          </table:table-cell>
          <table:table-cell office:value-type="float" office:value="54972910">
            <text:p>54972910</text:p>
          </table:table-cell>
          <table:table-cell office:value-type="float" office:value="6286206">
            <text:p>6286206</text:p>
          </table:table-cell>
          <table:table-cell office:value-type="float" office:value="61244740">
            <text:p>61244740</text:p>
          </table:table-cell>
          <table:table-cell office:value-type="float" office:value="14376">
            <text:p>14376</text:p>
          </table:table-cell>
          <table:table-cell office:value-type="float" office:value="285277531">
            <text:p>285277531</text:p>
          </table:table-cell>
          <table:table-cell office:value-type="float" office:value="2619">
            <text:p>2619</text:p>
          </table:table-cell>
          <table:table-cell office:value-type="float" office:value="18317889">
            <text:p>18317889</text:p>
          </table:table-cell>
          <table:table-cell office:value-type="float" office:value="0">
            <text:p>0</text:p>
          </table:table-cell>
          <table:table-cell table:formula="of:=([.L19]*100)/([.K19]+[.L19])" office:value-type="float" office:value="0.0234675276737588">
            <text:p>0,0234675277</text:p>
          </table:table-cell>
          <table:table-cell table:formula="of:=([.N19]*100)/[.E19]" office:value-type="float" office:value="0.0009180449431268">
            <text:p>0,0009180449</text:p>
          </table:table-cell>
          <table:table-cell table:formula="of:=([.P19]*100)/[.O19]" office:value-type="float" office:value="0">
            <text:p>0</text:p>
          </table:table-cell>
        </table:table-row>
        <table:table-row table:style-name="ro4">
          <table:table-cell office:value-type="string">
            <text:p>Patricia Small</text:p>
          </table:table-cell>
          <table:table-cell office:value-type="float" office:value="72396122">
            <text:p>72396122</text:p>
          </table:table-cell>
          <table:table-cell office:value-type="float" office:value="45485">
            <text:p>45485</text:p>
          </table:table-cell>
          <table:table-cell office:value-type="float" office:value="12244602">
            <text:p>12244602</text:p>
          </table:table-cell>
          <table:table-cell office:value-type="float" office:value="289205289">
            <text:p>289205289</text:p>
          </table:table-cell>
          <table:table-cell table:formula="of:=[.B20]/[.E20]" office:value-type="float" office:value="0.250327793970601">
            <text:p>0,250327794</text:p>
          </table:table-cell>
          <table:table-cell table:formula="of:=[.C20]/[.E20]" office:value-type="float" office:value="0.000157275823541388">
            <text:p>0,0001572758</text:p>
          </table:table-cell>
          <table:table-cell table:formula="of:=[.D20]/[.E20]" office:value-type="float" office:value="0.0423387900073985">
            <text:p>0,04233879</text:p>
          </table:table-cell>
          <table:table-cell office:value-type="float" office:value="68946957">
            <text:p>68946957</text:p>
          </table:table-cell>
          <table:table-cell office:value-type="float" office:value="139441">
            <text:p>139441</text:p>
          </table:table-cell>
          <table:table-cell office:value-type="float" office:value="68634923">
            <text:p>68634923</text:p>
          </table:table-cell>
          <table:table-cell office:value-type="float" office:value="451475">
            <text:p>451475</text:p>
          </table:table-cell>
          <table:table-cell office:value-type="float" office:value="289200094">
            <text:p>289200094</text:p>
          </table:table-cell>
          <table:table-cell office:value-type="float" office:value="5194">
            <text:p>5194</text:p>
          </table:table-cell>
          <table:table-cell office:value-type="float" office:value="29646298">
            <text:p>29646298</text:p>
          </table:table-cell>
          <table:table-cell office:value-type="float" office:value="23120">
            <text:p>23120</text:p>
          </table:table-cell>
          <table:table-cell table:formula="of:=([.L20]*100)/([.K20]+[.L20])" office:value-type="float" office:value="0.653493325849757">
            <text:p>0,6534933258</text:p>
          </table:table-cell>
          <table:table-cell table:formula="of:=([.N20]*100)/[.E20]" office:value-type="float" office:value="0.00179595608986252">
            <text:p>0,0017959561</text:p>
          </table:table-cell>
          <table:table-cell table:formula="of:=([.P20]*100)/[.O20]" office:value-type="float" office:value="0.0779861283186184">
            <text:p>0,0779861283</text:p>
          </table:table-cell>
        </table:table-row>
        <table:table-row table:style-name="ro4">
          <table:table-cell office:value-type="string">
            <text:p>Patricia Large</text:p>
          </table:table-cell>
          <table:table-cell office:value-type="float" office:value="466737852">
            <text:p>466737852</text:p>
          </table:table-cell>
          <table:table-cell office:value-type="float" office:value="269512">
            <text:p>269512</text:p>
          </table:table-cell>
          <table:table-cell office:value-type="float" office:value="76129088">
            <text:p>76129088</text:p>
          </table:table-cell>
          <table:table-cell office:value-type="float" office:value="1830947169">
            <text:p>1830947169</text:p>
          </table:table-cell>
          <table:table-cell table:formula="of:=[.B21]/[.E21]" office:value-type="float" office:value="0.254916067433511">
            <text:p>0,2549160674</text:p>
          </table:table-cell>
          <table:table-cell table:formula="of:=[.C21]/[.E21]" office:value-type="float" office:value="0.000147198130324644">
            <text:p>0,0001471981</text:p>
          </table:table-cell>
          <table:table-cell table:formula="of:=[.D21]/[.E21]" office:value-type="float" office:value="0.0415790740928801">
            <text:p>0,0415790741</text:p>
          </table:table-cell>
          <table:table-cell office:value-type="float" office:value="438050064">
            <text:p>438050064</text:p>
          </table:table-cell>
          <table:table-cell office:value-type="float" office:value="904987">
            <text:p>904987</text:p>
          </table:table-cell>
          <table:table-cell office:value-type="float" office:value="435327779">
            <text:p>435327779</text:p>
          </table:table-cell>
          <table:table-cell office:value-type="float" office:value="3627272">
            <text:p>3627272</text:p>
          </table:table-cell>
          <table:table-cell office:value-type="float" office:value="1830941941">
            <text:p>1830941941</text:p>
          </table:table-cell>
          <table:table-cell office:value-type="float" office:value="5227">
            <text:p>5227</text:p>
          </table:table-cell>
          <table:table-cell office:value-type="float" office:value="188292306">
            <text:p>188292306</text:p>
          </table:table-cell>
          <table:table-cell office:value-type="float" office:value="178602">
            <text:p>178602</text:p>
          </table:table-cell>
          <table:table-cell table:formula="of:=([.L21]*100)/([.K21]+[.L21])" office:value-type="float" office:value="0.826342467579898">
            <text:p>0,8263424676</text:p>
          </table:table-cell>
          <table:table-cell table:formula="of:=([.N21]*100)/[.E21]" office:value-type="float" office:value="0.000285480656596706">
            <text:p>0,0002854807</text:p>
          </table:table-cell>
          <table:table-cell table:formula="of:=([.P21]*100)/[.O21]" office:value-type="float" office:value="0.094853583661565">
            <text:p>0,0948535837</text:p>
          </table:table-cell>
        </table:table-row>
        <table:table-row table:style-name="ro2">
          <table:table-cell office:value-type="string">
            <text:p>Rijndael Encoder Small</text:p>
          </table:table-cell>
          <table:table-cell office:value-type="float" office:value="5370906">
            <text:p>5370906</text:p>
          </table:table-cell>
          <table:table-cell office:value-type="float" office:value="77651">
            <text:p>77651</text:p>
          </table:table-cell>
          <table:table-cell office:value-type="float" office:value="471932">
            <text:p>471932</text:p>
          </table:table-cell>
          <table:table-cell office:value-type="float" office:value="33715298">
            <text:p>33715298</text:p>
          </table:table-cell>
          <table:table-cell table:formula="of:=[.B22]/[.E22]" office:value-type="float" office:value="0.159301750795737">
            <text:p>0,1593017508</text:p>
          </table:table-cell>
          <table:table-cell table:formula="of:=[.C22]/[.E22]" office:value-type="float" office:value="0.00230313847441004">
            <text:p>0,0023031385</text:p>
          </table:table-cell>
          <table:table-cell table:formula="of:=[.D22]/[.E22]" office:value-type="float" office:value="0.0139975627680942">
            <text:p>0,0139975628</text:p>
          </table:table-cell>
          <table:table-cell office:value-type="float" office:value="11269533">
            <text:p>11269533</text:p>
          </table:table-cell>
          <table:table-cell office:value-type="float" office:value="3090">
            <text:p>3090</text:p>
          </table:table-cell>
          <table:table-cell office:value-type="float" office:value="11269533">
            <text:p>11269533</text:p>
          </table:table-cell>
          <table:table-cell office:value-type="float" office:value="3090">
            <text:p>3090</text:p>
          </table:table-cell>
          <table:table-cell office:value-type="float" office:value="33712039">
            <text:p>33712039</text:p>
          </table:table-cell>
          <table:table-cell office:value-type="float" office:value="3258">
            <text:p>3258</text:p>
          </table:table-cell>
          <table:table-cell office:value-type="float" office:value="2465773">
            <text:p>2465773</text:p>
          </table:table-cell>
          <table:table-cell office:value-type="float" office:value="0">
            <text:p>0</text:p>
          </table:table-cell>
          <table:table-cell table:formula="of:=([.L22]*100)/([.K22]+[.L22])" office:value-type="float" office:value="0.0274115438793615">
            <text:p>0,0274115439</text:p>
          </table:table-cell>
          <table:table-cell table:formula="of:=([.N22]*100)/[.E22]" office:value-type="float" office:value="0.00966326917828221">
            <text:p>0,0096632692</text:p>
          </table:table-cell>
          <table:table-cell table:formula="of:=([.P22]*100)/[.O22]" office:value-type="float" office:value="0">
            <text:p>0</text:p>
          </table:table-cell>
        </table:table-row>
        <table:table-row table:style-name="ro2">
          <table:table-cell office:value-type="string">
            <text:p>Rijndael Decoder Small</text:p>
          </table:table-cell>
          <table:table-cell office:value-type="float" office:value="4744889">
            <text:p>4744889</text:p>
          </table:table-cell>
          <table:table-cell office:value-type="float" office:value="0">
            <text:p>0</text:p>
          </table:table-cell>
          <table:table-cell office:value-type="float" office:value="433519">
            <text:p>433519</text:p>
          </table:table-cell>
          <table:table-cell office:value-type="float" office:value="34684744">
            <text:p>34684744</text:p>
          </table:table-cell>
          <table:table-cell table:formula="of:=[.B23]/[.E23]" office:value-type="float" office:value="0.1368004618976">
            <text:p>0,1368004619</text:p>
          </table:table-cell>
          <table:table-cell table:formula="of:=[.C23]/[.E23]" office:value-type="float" office:value="0">
            <text:p>0</text:p>
          </table:table-cell>
          <table:table-cell table:formula="of:=[.D23]/[.E23]" office:value-type="float" office:value="0.0124988381058831">
            <text:p>0,0124988381</text:p>
          </table:table-cell>
          <table:table-cell office:value-type="float" office:value="11520729">
            <text:p>11520729</text:p>
          </table:table-cell>
          <table:table-cell office:value-type="float" office:value="4212">
            <text:p>4212</text:p>
          </table:table-cell>
          <table:table-cell office:value-type="float" office:value="11520740">
            <text:p>11520740</text:p>
          </table:table-cell>
          <table:table-cell office:value-type="float" office:value="4201">
            <text:p>4201</text:p>
          </table:table-cell>
          <table:table-cell office:value-type="float" office:value="34681669">
            <text:p>34681669</text:p>
          </table:table-cell>
          <table:table-cell office:value-type="float" office:value="3074">
            <text:p>3074</text:p>
          </table:table-cell>
          <table:table-cell office:value-type="float" office:value="2621034">
            <text:p>2621034</text:p>
          </table:table-cell>
          <table:table-cell office:value-type="float" office:value="0">
            <text:p>0</text:p>
          </table:table-cell>
          <table:table-cell table:formula="of:=([.L23]*100)/([.K23]+[.L23])" office:value-type="float" office:value="0.0364513796643297">
            <text:p>0,0364513797</text:p>
          </table:table-cell>
          <table:table-cell table:formula="of:=([.N23]*100)/[.E23]" office:value-type="float" office:value="0.008862686142357">
            <text:p>0,0088626861</text:p>
          </table:table-cell>
          <table:table-cell table:formula="of:=([.P23]*100)/[.O23]" office:value-type="float" office:value="0">
            <text:p>0</text:p>
          </table:table-cell>
        </table:table-row>
        <table:table-row table:style-name="ro4">
          <table:table-cell office:value-type="string">
            <text:p>SHA Small</text:p>
          </table:table-cell>
          <table:table-cell office:value-type="float" office:value="5814063">
            <text:p>5814063</text:p>
          </table:table-cell>
          <table:table-cell office:value-type="float" office:value="0">
            <text:p>0</text:p>
          </table:table-cell>
          <table:table-cell office:value-type="float" office:value="100543">
            <text:p>100543</text:p>
          </table:table-cell>
          <table:table-cell office:value-type="float" office:value="13036287">
            <text:p>13036287</text:p>
          </table:table-cell>
          <table:table-cell table:formula="of:=[.B24]/[.E24]" office:value-type="float" office:value="0.445990718062589">
            <text:p>0,4459907181</text:p>
          </table:table-cell>
          <table:table-cell table:formula="of:=[.C24]/[.E24]" office:value-type="float" office:value="0">
            <text:p>0</text:p>
          </table:table-cell>
          <table:table-cell table:formula="of:=[.D24]/[.E24]" office:value-type="float" office:value="0.00771254882621102">
            <text:p>0,0077125488</text:p>
          </table:table-cell>
          <table:table-cell office:value-type="float" office:value="2496045">
            <text:p>2496045</text:p>
          </table:table-cell>
          <table:table-cell office:value-type="float" office:value="2701">
            <text:p>2701</text:p>
          </table:table-cell>
          <table:table-cell office:value-type="float" office:value="2496045">
            <text:p>2496045</text:p>
          </table:table-cell>
          <table:table-cell office:value-type="float" office:value="2701">
            <text:p>2701</text:p>
          </table:table-cell>
          <table:table-cell office:value-type="float" office:value="13034281">
            <text:p>13034281</text:p>
          </table:table-cell>
          <table:table-cell office:value-type="float" office:value="2005">
            <text:p>2005</text:p>
          </table:table-cell>
          <table:table-cell office:value-type="float" office:value="585022">
            <text:p>585022</text:p>
          </table:table-cell>
          <table:table-cell office:value-type="float" office:value="0">
            <text:p>0</text:p>
          </table:table-cell>
          <table:table-cell table:formula="of:=([.L24]*100)/([.K24]+[.L24])" office:value-type="float" office:value="0.108094220060782">
            <text:p>0,1080942201</text:p>
          </table:table-cell>
          <table:table-cell table:formula="of:=([.N24]*100)/[.E24]" office:value-type="float" office:value="0.0153801462026726">
            <text:p>0,0153801462</text:p>
          </table:table-cell>
          <table:table-cell table:formula="of:=([.P24]*100)/[.O24]" office:value-type="float" office:value="0">
            <text:p>0</text:p>
          </table:table-cell>
        </table:table-row>
        <table:table-row table:style-name="ro4">
          <table:table-cell office:value-type="string">
            <text:p>SHA Large</text:p>
          </table:table-cell>
          <table:table-cell office:value-type="float" office:value="60534217">
            <text:p>60534217</text:p>
          </table:table-cell>
          <table:table-cell office:value-type="float" office:value="0">
            <text:p>0</text:p>
          </table:table-cell>
          <table:table-cell office:value-type="float" office:value="1042679">
            <text:p>1042679</text:p>
          </table:table-cell>
          <table:table-cell office:value-type="float" office:value="135696013">
            <text:p>135696013</text:p>
          </table:table-cell>
          <table:table-cell table:formula="of:=[.B25]/[.E25]" office:value-type="float" office:value="0.446101662544794">
            <text:p>0,4461016625</text:p>
          </table:table-cell>
          <table:table-cell table:formula="of:=[.C25]/[.E25]" office:value-type="float" office:value="0">
            <text:p>0</text:p>
          </table:table-cell>
          <table:table-cell table:formula="of:=[.D25]/[.E25]" office:value-type="float" office:value="0.00768393246749262">
            <text:p>0,0076839325</text:p>
          </table:table-cell>
          <table:table-cell office:value-type="float" office:value="26002763">
            <text:p>26002763</text:p>
          </table:table-cell>
          <table:table-cell office:value-type="float" office:value="2701">
            <text:p>2701</text:p>
          </table:table-cell>
          <table:table-cell office:value-type="float" office:value="26002763">
            <text:p>26002763</text:p>
          </table:table-cell>
          <table:table-cell office:value-type="float" office:value="2701">
            <text:p>2701</text:p>
          </table:table-cell>
          <table:table-cell office:value-type="float" office:value="135694007">
            <text:p>135694007</text:p>
          </table:table-cell>
          <table:table-cell office:value-type="float" office:value="2005">
            <text:p>2005</text:p>
          </table:table-cell>
          <table:table-cell office:value-type="float" office:value="6085234">
            <text:p>6085234</text:p>
          </table:table-cell>
          <table:table-cell office:value-type="float" office:value="0">
            <text:p>0</text:p>
          </table:table-cell>
          <table:table-cell table:formula="of:=([.L25]*100)/([.K25]+[.L25])" office:value-type="float" office:value="0.0103862788220199">
            <text:p>0,0103862788</text:p>
          </table:table-cell>
          <table:table-cell table:formula="of:=([.N25]*100)/[.E25]" office:value-type="float" office:value="0.00147756736227762">
            <text:p>0,0014775674</text:p>
          </table:table-cell>
          <table:table-cell table:formula="of:=([.P25]*100)/[.O25]" office:value-type="float" office:value="0">
            <text:p>0</text:p>
          </table:table-cell>
        </table:table-row>
        <table:table-row table:style-name="ro4">
          <table:table-cell office:value-type="string">
            <text:p>JPEG Small Encode</text:p>
          </table:table-cell>
          <table:table-cell office:value-type="float" office:value="12796557">
            <text:p>12796557</text:p>
          </table:table-cell>
          <table:table-cell office:value-type="float" office:value="49232">
            <text:p>49232</text:p>
          </table:table-cell>
          <table:table-cell office:value-type="float" office:value="583458">
            <text:p>583458</text:p>
          </table:table-cell>
          <table:table-cell office:value-type="float" office:value="29474823">
            <text:p>29474823</text:p>
          </table:table-cell>
          <table:table-cell table:formula="of:=[.B26]/[.E26]" office:value-type="float" office:value="0.434152123661608">
            <text:p>0,4341521237</text:p>
          </table:table-cell>
          <table:table-cell table:formula="of:=[.C26]/[.E26]" office:value-type="float" office:value="0.00167030689208889">
            <text:p>0,0016703069</text:p>
          </table:table-cell>
          <table:table-cell table:formula="of:=[.D26]/[.E26]" office:value-type="float" office:value="0.0197951315941745">
            <text:p>0,0197951316</text:p>
          </table:table-cell>
          <table:table-cell office:value-type="float" office:value="6436703">
            <text:p>6436703</text:p>
          </table:table-cell>
          <table:table-cell office:value-type="float" office:value="842477">
            <text:p>842477</text:p>
          </table:table-cell>
          <table:table-cell office:value-type="float" office:value="5994771">
            <text:p>5994771</text:p>
          </table:table-cell>
          <table:table-cell office:value-type="float" office:value="1284409">
            <text:p>1284409</text:p>
          </table:table-cell>
          <table:table-cell office:value-type="float" office:value="29352407">
            <text:p>29352407</text:p>
          </table:table-cell>
          <table:table-cell office:value-type="float" office:value="122415">
            <text:p>122415</text:p>
          </table:table-cell>
          <table:table-cell office:value-type="float" office:value="2261437">
            <text:p>2261437</text:p>
          </table:table-cell>
          <table:table-cell office:value-type="float" office:value="0">
            <text:p>0</text:p>
          </table:table-cell>
          <table:table-cell table:formula="of:=([.L26]*100)/([.K26]+[.L26])" office:value-type="float" office:value="17.6449682519185">
            <text:p>17,6449682519</text:p>
          </table:table-cell>
          <table:table-cell table:formula="of:=([.N26]*100)/[.E26]" office:value-type="float" office:value="0.415320560194713">
            <text:p>0,4153205602</text:p>
          </table:table-cell>
          <table:table-cell table:formula="of:=([.P26]*100)/[.O26]" office:value-type="float" office:value="0">
            <text:p>0</text:p>
          </table:table-cell>
        </table:table-row>
        <table:table-row table:style-name="ro4">
          <table:table-cell office:value-type="string">
            <text:p>JPEG Small Decode</text:p>
          </table:table-cell>
          <table:table-cell office:value-type="float" office:value="3250176">
            <text:p>3250176</text:p>
          </table:table-cell>
          <table:table-cell office:value-type="float" office:value="256">
            <text:p>256</text:p>
          </table:table-cell>
          <table:table-cell office:value-type="float" office:value="76027">
            <text:p>76027</text:p>
          </table:table-cell>
          <table:table-cell office:value-type="float" office:value="8697311">
            <text:p>8697311</text:p>
          </table:table-cell>
          <table:table-cell table:formula="of:=[.B27]/[.E27]" office:value-type="float" office:value="0.373698951319552">
            <text:p>0,3736989513</text:p>
          </table:table-cell>
          <table:table-cell table:formula="of:=[.C27]/[.E27]" office:value-type="float" office:value="0.0000294343849495551">
            <text:p>2,94343849495551E-005</text:p>
          </table:table-cell>
          <table:table-cell table:formula="of:=[.D27]/[.E27]" office:value-type="float" office:value="0.00874143743968682">
            <text:p>0,0087414374</text:p>
          </table:table-cell>
          <table:table-cell office:value-type="float" office:value="2190098">
            <text:p>2190098</text:p>
          </table:table-cell>
          <table:table-cell office:value-type="float" office:value="273673">
            <text:p>273673</text:p>
          </table:table-cell>
          <table:table-cell office:value-type="float" office:value="1915490">
            <text:p>1915490</text:p>
          </table:table-cell>
          <table:table-cell office:value-type="float" office:value="548281">
            <text:p>548281</text:p>
          </table:table-cell>
          <table:table-cell office:value-type="float" office:value="8689121">
            <text:p>8689121</text:p>
          </table:table-cell>
          <table:table-cell office:value-type="float" office:value="8189">
            <text:p>8189</text:p>
          </table:table-cell>
          <table:table-cell office:value-type="float" office:value="916421">
            <text:p>916421</text:p>
          </table:table-cell>
          <table:table-cell office:value-type="float" office:value="0">
            <text:p>0</text:p>
          </table:table-cell>
          <table:table-cell table:formula="of:=([.L27]*100)/([.K27]+[.L27])" office:value-type="float" office:value="22.253732185337">
            <text:p>22,2537321853</text:p>
          </table:table-cell>
          <table:table-cell table:formula="of:=([.N27]*100)/[.E27]" office:value-type="float" office:value="0.0941555384187136">
            <text:p>0,0941555384</text:p>
          </table:table-cell>
          <table:table-cell table:formula="of:=([.P27]*100)/[.O27]" office:value-type="float" office:value="0">
            <text:p>0</text:p>
          </table:table-cell>
        </table:table-row>
        <table:table-row table:style-name="ro4">
          <table:table-cell office:value-type="string">
            <text:p>JPEG Large Encode</text:p>
          </table:table-cell>
          <table:table-cell office:value-type="float" office:value="50238981">
            <text:p>50238981</text:p>
          </table:table-cell>
          <table:table-cell office:value-type="float" office:value="196368">
            <text:p>196368</text:p>
          </table:table-cell>
          <table:table-cell office:value-type="float" office:value="1628428">
            <text:p>1628428</text:p>
          </table:table-cell>
          <table:table-cell office:value-type="float" office:value="109076355">
            <text:p>109076355</text:p>
          </table:table-cell>
          <table:table-cell table:formula="of:=[.B28]/[.E28]" office:value-type="float" office:value="0.460585440355061">
            <text:p>0,4605854404</text:p>
          </table:table-cell>
          <table:table-cell table:formula="of:=[.C28]/[.E28]" office:value-type="float" office:value="0.0018002801798795">
            <text:p>0,0018002802</text:p>
          </table:table-cell>
          <table:table-cell table:formula="of:=[.D28]/[.E28]" office:value-type="float" office:value="0.0149292484150208">
            <text:p>0,0149292484</text:p>
          </table:table-cell>
          <table:table-cell office:value-type="float" office:value="23102811">
            <text:p>23102811</text:p>
          </table:table-cell>
          <table:table-cell office:value-type="float" office:value="3800961">
            <text:p>3800961</text:p>
          </table:table-cell>
          <table:table-cell office:value-type="float" office:value="21818055">
            <text:p>21818055</text:p>
          </table:table-cell>
          <table:table-cell office:value-type="float" office:value="5085717">
            <text:p>5085717</text:p>
          </table:table-cell>
          <table:table-cell office:value-type="float" office:value="101570779">
            <text:p>101570779</text:p>
          </table:table-cell>
          <table:table-cell office:value-type="float" office:value="7505575">
            <text:p>7505575</text:p>
          </table:table-cell>
          <table:table-cell office:value-type="float" office:value="8373344">
            <text:p>8373344</text:p>
          </table:table-cell>
          <table:table-cell office:value-type="float" office:value="131806">
            <text:p>131806</text:p>
          </table:table-cell>
          <table:table-cell table:formula="of:=([.L28]*100)/([.K28]+[.L28])" office:value-type="float" office:value="18.9033604655882">
            <text:p>18,9033604656</text:p>
          </table:table-cell>
          <table:table-cell table:formula="of:=([.N28]*100)/[.E28]" office:value-type="float" office:value="6.88102843187233">
            <text:p>6,8810284319</text:p>
          </table:table-cell>
          <table:table-cell table:formula="of:=([.P28]*100)/[.O28]" office:value-type="float" office:value="1.57411423679715">
            <text:p>1,5741142368</text:p>
          </table:table-cell>
        </table:table-row>
        <table:table-row table:style-name="ro4">
          <table:table-cell office:value-type="string">
            <text:p>JPEG Large Decode</text:p>
          </table:table-cell>
          <table:table-cell office:value-type="float" office:value="11937596">
            <text:p>11937596</text:p>
          </table:table-cell>
          <table:table-cell office:value-type="float" office:value="256">
            <text:p>256</text:p>
          </table:table-cell>
          <table:table-cell office:value-type="float" office:value="214964">
            <text:p>214964</text:p>
          </table:table-cell>
          <table:table-cell office:value-type="float" office:value="29353751">
            <text:p>29353751</text:p>
          </table:table-cell>
          <table:table-cell table:formula="of:=[.B29]/[.E29]" office:value-type="float" office:value="0.406680427315746">
            <text:p>0,4066804273</text:p>
          </table:table-cell>
          <table:table-cell table:formula="of:=[.C29]/[.E29]" office:value-type="float" office:value="0.00000872120227496649">
            <text:p>8,72120227496649E-006</text:p>
          </table:table-cell>
          <table:table-cell table:formula="of:=[.D29]/[.E29]" office:value-type="float" office:value="0.00732322080404647">
            <text:p>0,0073232208</text:p>
          </table:table-cell>
          <table:table-cell office:value-type="float" office:value="6571939">
            <text:p>6571939</text:p>
          </table:table-cell>
          <table:table-cell office:value-type="float" office:value="2288196">
            <text:p>2288196</text:p>
          </table:table-cell>
          <table:table-cell office:value-type="float" office:value="5417465">
            <text:p>5417465</text:p>
          </table:table-cell>
          <table:table-cell office:value-type="float" office:value="3442670">
            <text:p>3442670</text:p>
          </table:table-cell>
          <table:table-cell office:value-type="float" office:value="29345554">
            <text:p>29345554</text:p>
          </table:table-cell>
          <table:table-cell office:value-type="float" office:value="8196">
            <text:p>8196</text:p>
          </table:table-cell>
          <table:table-cell office:value-type="float" office:value="3262524">
            <text:p>3262524</text:p>
          </table:table-cell>
          <table:table-cell office:value-type="float" office:value="0">
            <text:p>0</text:p>
          </table:table-cell>
          <table:table-cell table:formula="of:=([.L29]*100)/([.K29]+[.L29])" office:value-type="float" office:value="38.8557284962362">
            <text:p>38,8557284962</text:p>
          </table:table-cell>
          <table:table-cell table:formula="of:=([.N29]*100)/[.E29]" office:value-type="float" office:value="0.0279214741584474">
            <text:p>0,0279214742</text:p>
          </table:table-cell>
          <table:table-cell table:formula="of:=([.P29]*100)/[.O29]" office:value-type="float" office:value="0">
            <text:p>0</text:p>
          </table:table-cell>
        </table:table-row>
        <table:table-row table:style-name="ro4">
          <table:table-cell table:style-name="ce3"/>
          <table:table-cell table:style-name="ce7" table:number-columns-repeated="18"/>
        </table:table-row>
        <table:table-row table:style-name="ro6">
          <table:table-cell table:style-name="Default"/>
          <table:table-cell table:style-name="ce7" table:number-columns-repeated="18"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us Botacin</meta:initial-creator>
    <meta:creation-date>2013-05-07T08:15:26</meta:creation-date>
    <dc:date>2013-05-14T00:16:12</dc:date>
    <dc:creator>Marcus Botacin</dc:creator>
    <meta:editing-duration>P1DT2H12M54S</meta:editing-duration>
    <meta:editing-cycles>43</meta:editing-cycles>
    <meta:generator>LibreOffice/3.5$Linux_X86_64 LibreOffice_project/350m1$Build-2</meta:generator>
    <meta:document-statistic meta:table-count="3" meta:cell-count="1016" meta:object-count="0"/>
  </office:meta>
</office:document-meta>
</file>